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sans-serif"/>
    <style:font-face style:name="Lohit Devanagari1" svg:font-family="'Lohit Devanagari'"/>
    <style:font-face style:name="courier" svg:font-family="courier, serif"/>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2520*"/>
    </style:style>
    <style:style style:name="Table2.B" style:family="table-column">
      <style:table-column-properties style:column-width="2.4375in" style:rel-column-width="3510*"/>
    </style:style>
    <style:style style:name="Table2.C" style:family="table-column">
      <style:table-column-properties style:column-width="3.1347in" style:rel-column-width="451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KPI_20_text">
      <style:paragraph-properties>
        <style:tab-stops>
          <style:tab-stop style:position="6.822in" style:type="right" style:leader-style="dotted" style:leader-text="."/>
        </style:tab-stops>
      </style:paragraph-properties>
    </style:style>
    <style:style style:name="P2" style:family="paragraph" style:parent-style-name="KPI_20_text">
      <style:text-properties officeooo:paragraph-rsid="002fda41"/>
    </style:style>
    <style:style style:name="P3" style:family="paragraph" style:parent-style-name="KPI_20_text">
      <style:text-properties officeooo:paragraph-rsid="00336333"/>
    </style:style>
    <style:style style:name="P4" style:family="paragraph" style:parent-style-name="KPI_20_text">
      <style:text-properties officeooo:paragraph-rsid="00351bfc"/>
    </style:style>
    <style:style style:name="P5" style:family="paragraph" style:parent-style-name="KPI_20_text">
      <style:text-properties officeooo:paragraph-rsid="00356a5e"/>
    </style:style>
    <style:style style:name="P6" style:family="paragraph" style:parent-style-name="KPI_20_text">
      <style:text-properties officeooo:paragraph-rsid="003662a3"/>
    </style:style>
    <style:style style:name="P7" style:family="paragraph" style:parent-style-name="KPI_20_text">
      <style:text-properties officeooo:paragraph-rsid="0036d54d"/>
    </style:style>
    <style:style style:name="P8" style:family="paragraph" style:parent-style-name="KPI_20_text">
      <style:text-properties officeooo:paragraph-rsid="00388f19"/>
    </style:style>
    <style:style style:name="P9" style:family="paragraph" style:parent-style-name="KPI_20_text">
      <style:text-properties officeooo:rsid="00388f19" officeooo:paragraph-rsid="002dfbd4"/>
    </style:style>
    <style:style style:name="P10" style:family="paragraph" style:parent-style-name="KPI_20_text">
      <style:text-properties officeooo:paragraph-rsid="003a08b9"/>
    </style:style>
    <style:style style:name="P11" style:family="paragraph" style:parent-style-name="KPI_20_text">
      <style:text-properties officeooo:paragraph-rsid="003a2aae"/>
    </style:style>
    <style:style style:name="P12" style:family="paragraph" style:parent-style-name="KPI_20_text">
      <style:text-properties officeooo:paragraph-rsid="003bf220"/>
    </style:style>
    <style:style style:name="P13" style:family="paragraph" style:parent-style-name="KPI_20_text">
      <style:text-properties officeooo:paragraph-rsid="003e6d11"/>
    </style:style>
    <style:style style:name="P14" style:family="paragraph" style:parent-style-name="KPI_20_text">
      <style:text-properties officeooo:paragraph-rsid="004018b6"/>
    </style:style>
    <style:style style:name="P15" style:family="paragraph" style:parent-style-name="KPI_20_text">
      <style:text-properties officeooo:paragraph-rsid="00411add"/>
    </style:style>
    <style:style style:name="P16" style:family="paragraph" style:parent-style-name="KPI_20_text">
      <style:text-properties officeooo:paragraph-rsid="0042f42f"/>
    </style:style>
    <style:style style:name="P17" style:family="paragraph" style:parent-style-name="KPI_20_text">
      <style:text-properties officeooo:paragraph-rsid="00451108"/>
    </style:style>
    <style:style style:name="P18" style:family="paragraph" style:parent-style-name="KPI_20_text">
      <style:text-properties officeooo:paragraph-rsid="00470ed1"/>
    </style:style>
    <style:style style:name="P19" style:family="paragraph" style:parent-style-name="Standard">
      <style:paragraph-properties fo:text-align="center" style:justify-single-word="false"/>
      <style:text-properties officeooo:paragraph-rsid="0031c6a1"/>
    </style:style>
    <style:style style:name="P20" style:family="paragraph" style:parent-style-name="Standard">
      <style:text-properties officeooo:paragraph-rsid="0031c6a1"/>
    </style:style>
    <style:style style:name="P21" style:family="paragraph" style:parent-style-name="KPI_20_header_20_2">
      <style:text-properties officeooo:paragraph-rsid="002fda41"/>
    </style:style>
    <style:style style:name="P22" style:family="paragraph" style:parent-style-name="KPI_20_header_20_2">
      <style:text-properties officeooo:paragraph-rsid="0030f665"/>
    </style:style>
    <style:style style:name="P23" style:family="paragraph" style:parent-style-name="KPI_20_header_20_2">
      <style:text-properties officeooo:paragraph-rsid="00356a5e"/>
    </style:style>
    <style:style style:name="P24" style:family="paragraph" style:parent-style-name="KPI_20_header_20_2">
      <style:text-properties officeooo:paragraph-rsid="00359634"/>
    </style:style>
    <style:style style:name="P25" style:family="paragraph" style:parent-style-name="KPI_20_header_20_2">
      <style:text-properties officeooo:paragraph-rsid="003662a3"/>
    </style:style>
    <style:style style:name="P26" style:family="paragraph" style:parent-style-name="KPI_20_header_20_2">
      <style:text-properties officeooo:paragraph-rsid="0036d54d"/>
    </style:style>
    <style:style style:name="P27" style:family="paragraph" style:parent-style-name="KPI_20_header_20_2">
      <style:text-properties officeooo:paragraph-rsid="003a2aae"/>
    </style:style>
    <style:style style:name="P28" style:family="paragraph" style:parent-style-name="KPI_20_header_20_2">
      <style:text-properties officeooo:paragraph-rsid="003bf220"/>
    </style:style>
    <style:style style:name="P29" style:family="paragraph" style:parent-style-name="KPI_20_header_20_2">
      <style:text-properties officeooo:paragraph-rsid="003e6d11"/>
    </style:style>
    <style:style style:name="P30" style:family="paragraph" style:parent-style-name="KPI_20_header_20_2">
      <style:text-properties officeooo:paragraph-rsid="004018b6"/>
    </style:style>
    <style:style style:name="P31" style:family="paragraph" style:parent-style-name="KPI_20_header_20_2">
      <style:text-properties officeooo:paragraph-rsid="00411add"/>
    </style:style>
    <style:style style:name="P32" style:family="paragraph" style:parent-style-name="Standard">
      <style:paragraph-properties fo:margin-top="0.1701in" fo:margin-bottom="0.5902in" loext:contextual-spacing="false" fo:text-align="justify" style:justify-single-word="false" fo:break-before="page" style:writing-mode="page"/>
      <style:text-properties fo:color="#000000" style:text-position="super 58%" style:font-name="Times New Roman1" fo:font-size="14pt" officeooo:paragraph-rsid="0031c6a1" style:font-size-asian="14pt" style:font-size-complex="14pt" style:font-weight-complex="bold" loext:shadow="none"/>
    </style:style>
    <style:style style:name="P33"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34"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35" style:family="paragraph" style:parent-style-name="Standard">
      <style:text-properties fo:color="#000000" fo:font-size="14pt" officeooo:paragraph-rsid="0031c6a1" style:font-size-asian="14pt" style:font-size-complex="14pt" loext:shadow="none"/>
    </style:style>
    <style:style style:name="P36" style:family="paragraph" style:parent-style-name="Standard">
      <style:paragraph-properties fo:text-align="center" style:justify-single-word="false"/>
      <style:text-properties fo:color="#000000" fo:font-size="14pt" officeooo:paragraph-rsid="0031c6a1" style:font-size-asian="14pt" loext:shadow="none"/>
    </style:style>
    <style:style style:name="P37" style:family="paragraph" style:parent-style-name="Standard">
      <style:text-properties fo:color="#000000" fo:font-size="14pt" officeooo:paragraph-rsid="0031c6a1" style:font-size-asian="14pt" loext:shadow="none"/>
    </style:style>
    <style:style style:name="P38" style:family="paragraph" style:parent-style-name="Standard">
      <style:text-properties fo:color="#000000" fo:font-size="14pt" officeooo:paragraph-rsid="00336333" style:font-size-asian="14pt" loext:shadow="none"/>
    </style:style>
    <style:style style:name="P39" style:family="paragraph" style:parent-style-name="Standard">
      <style:text-properties fo:color="#000000" fo:font-size="14pt" officeooo:paragraph-rsid="0031c6a1" style:font-size-asian="14pt" style:font-size-complex="8pt" loext:shadow="none"/>
    </style:style>
    <style:style style:name="P40"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41" style:family="paragraph" style:parent-style-name="Standard">
      <style:text-properties fo:color="#000000" fo:font-size="14pt" officeooo:paragraph-rsid="0031c6a1" fo:background-color="#ffff99" style:font-size-asian="14pt" loext:shadow="none"/>
    </style:style>
    <style:style style:name="P42"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43"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44" style:family="paragraph" style:parent-style-name="Standard">
      <style:paragraph-properties fo:text-align="center" style:justify-single-word="false"/>
      <style:text-properties fo:color="#000000" fo:font-size="8pt" officeooo:paragraph-rsid="0031c6a1" style:font-size-asian="8pt" loext:shadow="none"/>
    </style:style>
    <style:style style:name="P45" style:family="paragraph" style:parent-style-name="Standard">
      <style:text-properties fo:color="#000000" fo:font-size="8pt" officeooo:paragraph-rsid="0031c6a1" style:font-size-asian="8pt" loext:shadow="none"/>
    </style:style>
    <style:style style:name="P46" style:family="paragraph" style:parent-style-name="Standard">
      <style:text-properties fo:color="#000000" fo:font-size="8pt" officeooo:paragraph-rsid="0031c6a1" style:font-size-asian="8pt" style:font-size-complex="8pt" loext:shadow="none"/>
    </style:style>
    <style:style style:name="P47" style:family="paragraph" style:parent-style-name="Standard">
      <style:paragraph-properties fo:text-align="center" style:justify-single-word="false"/>
      <style:text-properties fo:color="#000000" officeooo:paragraph-rsid="0031c6a1" loext:shadow="none"/>
    </style:style>
    <style:style style:name="P48" style:family="paragraph" style:parent-style-name="Standard">
      <style:paragraph-properties fo:text-align="end" style:justify-single-word="false"/>
      <style:text-properties fo:color="#000000" officeooo:paragraph-rsid="0031c6a1" loext:shadow="none"/>
    </style:style>
    <style:style style:name="P49" style:family="paragraph" style:parent-style-name="Standard">
      <style:text-properties fo:color="#000000" officeooo:paragraph-rsid="0031c6a1" loext:shadow="none"/>
    </style:style>
    <style:style style:name="P50" style:family="paragraph" style:parent-style-name="Standard">
      <style:paragraph-properties fo:text-align="justify" style:justify-single-word="false"/>
      <style:text-properties fo:color="#000000" officeooo:paragraph-rsid="0031c6a1" loext:shadow="none"/>
    </style:style>
    <style:style style:name="P51"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52" style:family="paragraph" style:parent-style-name="Standard">
      <style:text-properties fo:color="#000000" fo:font-size="10pt" officeooo:paragraph-rsid="0031c6a1" style:font-size-asian="10pt" loext:shadow="none"/>
    </style:style>
    <style:style style:name="P53" style:family="paragraph" style:parent-style-name="Standard">
      <style:text-properties fo:color="#000000" style:text-position="super 58%" fo:font-size="14pt" officeooo:paragraph-rsid="0031c6a1" style:font-size-asian="14pt" loext:shadow="none"/>
    </style:style>
    <style:style style:name="P54" style:family="paragraph" style:parent-style-name="Standard">
      <style:text-properties fo:color="#000000" style:text-position="super 58%" fo:font-size="14pt" fo:font-weight="bold" officeooo:paragraph-rsid="0031c6a1" style:font-size-asian="14pt" style:font-weight-asian="bold" loext:shadow="none"/>
    </style:style>
    <style:style style:name="P55" style:family="paragraph" style:parent-style-name="Standard">
      <style:text-properties fo:color="#000000" fo:font-size="16pt" fo:language="uk" fo:country="UA" officeooo:paragraph-rsid="0031c6a1" style:font-size-asian="16pt" style:font-size-complex="16pt" loext:shadow="none"/>
    </style:style>
    <style:style style:name="P56" style:family="paragraph" style:parent-style-name="Standard">
      <style:text-properties fo:color="#000000" fo:language="uk" fo:country="UA" officeooo:paragraph-rsid="0031c6a1" loext:shadow="none"/>
    </style:style>
    <style:style style:name="P57" style:family="paragraph" style:parent-style-name="Standard">
      <style:text-properties fo:color="#000000" fo:language="uk" fo:country="UA" fo:font-weight="bold" officeooo:paragraph-rsid="0031c6a1" style:font-weight-asian="bold" loext:shadow="none"/>
    </style:style>
    <style:style style:name="P58" style:family="paragraph" style:parent-style-name="Standard">
      <style:text-properties fo:color="#000000" fo:font-weight="bold" officeooo:paragraph-rsid="0031c6a1" style:font-weight-asian="bold" loext:shadow="none"/>
    </style:style>
    <style:style style:name="P59" style:family="paragraph" style:parent-style-name="Standard">
      <style:paragraph-properties fo:text-align="center" style:justify-single-word="false"/>
      <style:text-properties fo:color="#000000" fo:font-weight="bold" officeooo:paragraph-rsid="0031c6a1" style:font-weight-asian="bold" loext:shadow="none"/>
    </style:style>
    <style:style style:name="P60" style:family="paragraph" style:parent-style-name="Standard">
      <style:paragraph-properties fo:text-align="justify" style:justify-single-word="false"/>
      <style:text-properties fo:color="#000000" fo:font-weight="bold" officeooo:paragraph-rsid="0031c6a1" style:font-weight-asian="bold" loext:shadow="none"/>
    </style:style>
    <style:style style:name="P61" style:family="paragraph" style:parent-style-name="Standard">
      <style:paragraph-properties fo:margin-left="3.5437in" fo:margin-right="0in" fo:text-indent="0in" style:auto-text-indent="false"/>
      <style:text-properties fo:color="#000000" officeooo:paragraph-rsid="0031c6a1" loext:shadow="none"/>
    </style:style>
    <style:style style:name="P62"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63"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64"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65"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66"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67" style:family="paragraph" style:parent-style-name="Standard">
      <style:paragraph-properties fo:margin-top="0in" fo:margin-bottom="0in" loext:contextual-spacing="false" fo:line-height="150%" fo:text-align="center" style:justify-single-word="false"/>
      <style:text-properties fo:color="#000000" style:font-name="Times New Roman" fo:font-size="14pt" fo:language="uk" fo:country="UA" officeooo:rsid="001f84e5" officeooo:paragraph-rsid="0031c6a1" style:font-size-asian="14pt" style:font-size-complex="14pt" loext:shadow="none"/>
    </style:style>
    <style:style style:name="P68" style:family="paragraph" style:parent-style-name="Standard" style:master-page-name="Standard">
      <style:paragraph-properties fo:text-align="center" style:justify-single-word="false" style:page-number="auto"/>
      <style:text-properties fo:color="#000000" fo:font-size="14pt" officeooo:paragraph-rsid="0031c6a1" style:font-size-asian="14pt" style:font-size-complex="14pt" loext:shadow="none"/>
    </style:style>
    <style:style style:name="P69"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70" style:family="paragraph" style:parent-style-name="Text_20_body">
      <style:text-properties fo:color="#000000" officeooo:paragraph-rsid="0031c6a1" loext:shadow="none"/>
    </style:style>
    <style:style style:name="P71" style:family="paragraph" style:parent-style-name="KPI_20_title">
      <style:paragraph-properties fo:break-before="page"/>
      <style:text-properties fo:color="#000000" loext:shadow="none"/>
    </style:style>
    <style:style style:name="P72" style:family="paragraph" style:parent-style-name="KPI_20_title">
      <style:paragraph-properties fo:text-align="center" style:justify-single-word="false" fo:break-before="page"/>
      <style:text-properties fo:color="#000000" officeooo:rsid="0020db88" officeooo:paragraph-rsid="0020db88" loext:shadow="none"/>
    </style:style>
    <style:style style:name="P73" style:family="paragraph" style:parent-style-name="KPI_20_text" style:list-style-name="L1">
      <style:text-properties officeooo:paragraph-rsid="0058b532"/>
    </style:style>
    <style:style style:name="P74" style:family="paragraph" style:parent-style-name="KPI_20_text" style:list-style-name="L1">
      <style:text-properties officeooo:rsid="002dfbd4" officeooo:paragraph-rsid="00388f19"/>
    </style:style>
    <style:style style:name="P75" style:family="paragraph" style:parent-style-name="KPI_20_text" style:list-style-name="L1">
      <style:text-properties officeooo:rsid="002dfbd4" officeooo:paragraph-rsid="0058b532"/>
    </style:style>
    <style:style style:name="P76" style:family="paragraph" style:parent-style-name="KPI_20_text" style:list-style-name="L1">
      <style:text-properties officeooo:rsid="003c3643" officeooo:paragraph-rsid="0058b532"/>
    </style:style>
    <style:style style:name="P77" style:family="paragraph" style:parent-style-name="KPI_20_text">
      <style:text-properties officeooo:paragraph-rsid="004018b6"/>
    </style:style>
    <style:style style:name="P78" style:family="paragraph" style:parent-style-name="KPI_20_text">
      <style:text-properties officeooo:paragraph-rsid="005250cf"/>
    </style:style>
    <style:style style:name="P79" style:family="paragraph" style:parent-style-name="KPI_20_text">
      <style:text-properties officeooo:paragraph-rsid="00528f74"/>
    </style:style>
    <style:style style:name="P80" style:family="paragraph" style:parent-style-name="KPI_20_text">
      <style:paragraph-properties fo:text-align="center" style:justify-single-word="false"/>
      <style:text-properties officeooo:paragraph-rsid="00528f74"/>
    </style:style>
    <style:style style:name="P81" style:family="paragraph" style:parent-style-name="KPI_20_text">
      <style:paragraph-properties fo:text-align="justify" style:justify-single-word="false"/>
      <style:text-properties officeooo:paragraph-rsid="00528f74"/>
    </style:style>
    <style:style style:name="P82" style:family="paragraph" style:parent-style-name="KPI_20_text">
      <style:paragraph-properties fo:text-align="justify" style:justify-single-word="false"/>
      <style:text-properties officeooo:paragraph-rsid="005355a8"/>
    </style:style>
    <style:style style:name="P83" style:family="paragraph" style:parent-style-name="KPI_20_text">
      <style:paragraph-properties fo:text-align="justify" style:justify-single-word="false"/>
      <style:text-properties officeooo:paragraph-rsid="005515d9"/>
    </style:style>
    <style:style style:name="P84" style:family="paragraph" style:parent-style-name="KPI_20_text" style:list-style-name="L2">
      <style:paragraph-properties fo:text-align="justify" style:justify-single-word="false"/>
      <style:text-properties officeooo:paragraph-rsid="005515d9"/>
    </style:style>
    <style:style style:name="P85" style:family="paragraph" style:parent-style-name="KPI_20_text">
      <style:paragraph-properties fo:text-align="justify" style:justify-single-word="false"/>
      <style:text-properties officeooo:paragraph-rsid="00559d89"/>
    </style:style>
    <style:style style:name="P86" style:family="paragraph" style:parent-style-name="KPI_20_text">
      <style:text-properties officeooo:paragraph-rsid="00559d89"/>
    </style:style>
    <style:style style:name="P87" style:family="paragraph" style:parent-style-name="KPI_20_text">
      <style:text-properties officeooo:paragraph-rsid="00570ff2"/>
    </style:style>
    <style:style style:name="P88" style:family="paragraph" style:parent-style-name="KPI_20_text">
      <style:text-properties officeooo:paragraph-rsid="005781b1"/>
    </style:style>
    <style:style style:name="P89" style:family="paragraph" style:parent-style-name="KPI_20_text">
      <style:text-properties fo:font-variant="normal" fo:text-transform="none" fo:color="#000000" style:font-name="Arial" fo:font-size="10.5pt" fo:letter-spacing="normal" fo:font-style="normal" fo:font-weight="normal" officeooo:rsid="002fda41" officeooo:paragraph-rsid="0030f665" style:font-weight-asian="normal" style:font-weight-complex="normal" loext:shadow="none"/>
    </style:style>
    <style:style style:name="P90" style:family="paragraph" style:parent-style-name="KPI_20_text">
      <style:text-properties officeooo:paragraph-rsid="0042f42f"/>
    </style:style>
    <style:style style:name="P91" style:family="paragraph" style:parent-style-name="KPI_20_text">
      <style:text-properties officeooo:paragraph-rsid="005846c6"/>
    </style:style>
    <style:style style:name="P92" style:family="paragraph" style:parent-style-name="KPI_20_text">
      <style:text-properties fo:color="#000000" officeooo:rsid="002461c8" officeooo:paragraph-rsid="002461c8" loext:shadow="none"/>
    </style:style>
    <style:style style:name="P93" style:family="paragraph" style:parent-style-name="KPI_20_text">
      <style:text-properties fo:color="#000000" loext:shadow="none"/>
    </style:style>
    <style:style style:name="P94" style:family="paragraph" style:parent-style-name="KPI_20_text">
      <style:text-properties fo:color="#000000" officeooo:rsid="0026fb09" officeooo:paragraph-rsid="0026fb09" loext:shadow="none"/>
    </style:style>
    <style:style style:name="P95" style:family="paragraph" style:parent-style-name="KPI_20_text">
      <style:text-properties fo:color="#000000" officeooo:rsid="0027dfac" officeooo:paragraph-rsid="0027dfac" loext:shadow="none"/>
    </style:style>
    <style:style style:name="P96" style:family="paragraph" style:parent-style-name="KPI_20_text">
      <style:text-properties fo:color="#000000" officeooo:rsid="002dba99" officeooo:paragraph-rsid="002dba99" loext:shadow="none"/>
    </style:style>
    <style:style style:name="P97" style:family="paragraph" style:parent-style-name="KPI_20_text">
      <style:text-properties fo:color="#000000" officeooo:rsid="002dfbd4" officeooo:paragraph-rsid="002dfbd4" loext:shadow="none"/>
    </style:style>
    <style:style style:name="P98" style:family="paragraph" style:parent-style-name="KPI_20_text">
      <style:text-properties fo:color="#000000" style:font-name="Times New Roman1" loext:shadow="none"/>
    </style:style>
    <style:style style:name="P99" style:family="paragraph" style:parent-style-name="KPI_20_text">
      <style:text-properties fo:color="#000000" style:font-name="Times New Roman1" officeooo:paragraph-rsid="00559d89" loext:shadow="none"/>
    </style:style>
    <style:style style:name="P100" style:family="paragraph" style:parent-style-name="KPI_20_text">
      <style:text-properties fo:color="#000000" style:text-underline-style="none" officeooo:rsid="003df6a2" officeooo:paragraph-rsid="003df6a2" loext:shadow="none"/>
    </style:style>
    <style:style style:name="P101"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102" style:family="paragraph" style:parent-style-name="Heading_20_1">
      <style:paragraph-properties fo:text-align="center" style:justify-single-word="false"/>
      <style:text-properties fo:color="#000000" officeooo:paragraph-rsid="0031c6a1" loext:shadow="none"/>
    </style:style>
    <style:style style:name="P103" style:family="paragraph" style:parent-style-name="KPI_20_title_20_not_20_heading">
      <style:text-properties fo:color="#000000" loext:shadow="none"/>
    </style:style>
    <style:style style:name="P104" style:family="paragraph" style:parent-style-name="Heading_20_4">
      <style:paragraph-properties fo:margin-left="0in" fo:margin-right="0.8717in" fo:text-indent="0in" style:auto-text-indent="false"/>
      <style:text-properties fo:color="#000000" officeooo:paragraph-rsid="0031c6a1" loext:shadow="none"/>
    </style:style>
    <style:style style:name="P105"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106"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107"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108"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109" style:family="paragraph" style:parent-style-name="KPI_20_header_20_2">
      <style:text-properties officeooo:paragraph-rsid="005250cf"/>
    </style:style>
    <style:style style:name="P110" style:family="paragraph" style:parent-style-name="KPI_20_header_20_2">
      <style:text-properties officeooo:paragraph-rsid="005355a8"/>
    </style:style>
    <style:style style:name="P111" style:family="paragraph" style:parent-style-name="KPI_20_header_20_2">
      <style:paragraph-properties fo:text-align="justify" style:justify-single-word="false"/>
      <style:text-properties officeooo:paragraph-rsid="005355a8"/>
    </style:style>
    <style:style style:name="P112" style:family="paragraph" style:parent-style-name="KPI_20_header_20_2">
      <style:paragraph-properties fo:text-align="justify" style:justify-single-word="false"/>
      <style:text-properties officeooo:paragraph-rsid="005515d9"/>
    </style:style>
    <style:style style:name="P113" style:family="paragraph" style:parent-style-name="KPI_20_header_20_2">
      <style:paragraph-properties fo:text-align="justify" style:justify-single-word="false"/>
      <style:text-properties officeooo:paragraph-rsid="00570ff2"/>
    </style:style>
    <style:style style:name="P114" style:family="paragraph" style:parent-style-name="KPI_20_header_20_2">
      <style:text-properties fo:color="#000000" loext:shadow="none"/>
    </style:style>
    <style:style style:name="P115" style:family="paragraph" style:parent-style-name="Основной_20_текст_20_с_20_отступом_20_3">
      <style:paragraph-properties fo:margin-left="0.3744in" fo:margin-right="0in" fo:text-align="center" style:justify-single-word="false" fo:text-indent="0in" style:auto-text-indent="false"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116"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117"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118"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119" style:family="paragraph" style:parent-style-name="Heading_20_3">
      <style:paragraph-properties fo:text-align="center" style:justify-single-word="false"/>
      <style:text-properties fo:color="#000000" fo:language="uk" fo:country="UA" officeooo:paragraph-rsid="0031c6a1" loext:shadow="none"/>
    </style:style>
    <style:style style:name="P120"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style:style>
    <style:style style:name="T5"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6"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9"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52"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3"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4"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5"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6"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3"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4"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5"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86"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normal" fo:font-weight="bold" style:font-style-asian="normal" style:font-style-complex="normal"/>
    </style:style>
    <style:style style:name="T90" style:family="text">
      <style:text-properties fo:font-variant="normal" fo:text-transform="none" fo:color="#000000" style:font-name="Times New Roman1" fo:font-size="14pt" fo:letter-spacing="normal" fo:font-style="normal" fo:font-weight="bold" officeooo:rsid="00559d89" style:font-style-asian="normal" style:font-style-complex="normal"/>
    </style:style>
    <style:style style:name="T91"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92"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93"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94"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95"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96"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97" style:family="text">
      <style:text-properties fo:font-variant="normal" fo:text-transform="none" fo:color="#53565a"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style:style>
    <style:style style:name="T98" style:family="text">
      <style:text-properties fo:font-variant="normal" fo:text-transform="none" fo:color="#53565a"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99" style:family="text">
      <style:text-properties fo:font-variant="normal" fo:text-transform="none" fo:color="#53565a"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style:style>
    <style:style style:name="T100" style:family="text">
      <style:text-properties fo:font-variant="normal" fo:text-transform="none" fo:color="#53565a"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101" style:family="text">
      <style:text-properties fo:font-variant="normal" fo:text-transform="none" fo:color="#53565a"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style:style>
    <style:style style:name="T102" style:family="text">
      <style:text-properties fo:font-variant="normal" fo:text-transform="none" fo:color="#53565a"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03" style:family="text">
      <style:text-properties fo:font-variant="normal" fo:text-transform="none" fo:color="#53565a"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style:style>
    <style:style style:name="T104" style:family="text">
      <style:text-properties fo:font-variant="normal" fo:text-transform="none" fo:color="#53565a"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05" style:family="text">
      <style:text-properties fo:font-variant="normal" fo:text-transform="none" fo:color="#53565a"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style:style>
    <style:style style:name="T106" style:family="text">
      <style:text-properties fo:font-variant="normal" fo:text-transform="none" fo:color="#53565a"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07" style:family="text">
      <style:text-properties fo:font-variant="normal" fo:text-transform="none" fo:color="#53565a"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style:style>
    <style:style style:name="T108" style:family="text">
      <style:text-properties fo:font-variant="normal" fo:text-transform="none" fo:color="#53565a"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09" style:family="text">
      <style:text-properties fo:font-variant="normal" fo:text-transform="none" fo:color="#53565a"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style:style>
    <style:style style:name="T110" style:family="text">
      <style:text-properties fo:font-variant="normal" fo:text-transform="none" fo:color="#53565a"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111" style:family="text">
      <style:text-properties fo:font-variant="normal" fo:text-transform="none" fo:color="#53565a"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style:style>
    <style:style style:name="T112" style:family="text">
      <style:text-properties fo:font-variant="normal" fo:text-transform="none" fo:color="#53565a"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113" style:family="text">
      <style:text-properties fo:font-variant="normal" fo:text-transform="none" fo:color="#53565a"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style:style>
    <style:style style:name="T114" style:family="text">
      <style:text-properties fo:font-variant="normal" fo:text-transform="none" fo:color="#53565a"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115" style:family="text">
      <style:text-properties fo:font-variant="normal" fo:text-transform="none" fo:color="#53565a"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style:style>
    <style:style style:name="T116" style:family="text">
      <style:text-properties fo:font-variant="normal" fo:text-transform="none" fo:color="#53565a"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117" style:family="text">
      <style:text-properties fo:font-variant="normal" fo:text-transform="none" fo:color="#53565a"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style:style>
    <style:style style:name="T118" style:family="text">
      <style:text-properties fo:font-variant="normal" fo:text-transform="none" fo:color="#53565a"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119" style:family="text">
      <style:text-properties fo:font-variant="normal" fo:text-transform="none" fo:color="#53565a"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style:style>
    <style:style style:name="T120" style:family="text">
      <style:text-properties fo:font-variant="normal" fo:text-transform="none" fo:color="#53565a"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21" style:family="text">
      <style:text-properties fo:font-variant="normal" fo:text-transform="none" fo:color="#53565a"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style:style>
    <style:style style:name="T122" style:family="text">
      <style:text-properties fo:font-variant="normal" fo:text-transform="none" fo:color="#53565a"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123" style:family="text">
      <style:text-properties fo:font-variant="normal" fo:text-transform="none" fo:color="#53565a"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style:style>
    <style:style style:name="T124" style:family="text">
      <style:text-properties fo:font-variant="normal" fo:text-transform="none" fo:color="#53565a"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125" style:family="text">
      <style:text-properties fo:font-variant="normal" fo:text-transform="none" fo:color="#53565a"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style:style>
    <style:style style:name="T126" style:family="text">
      <style:text-properties fo:font-variant="normal" fo:text-transform="none" fo:color="#53565a"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127" style:family="text">
      <style:text-properties fo:font-variant="normal" fo:text-transform="none" fo:color="#53565a"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style:style>
    <style:style style:name="T128" style:family="text">
      <style:text-properties fo:font-variant="normal" fo:text-transform="none" fo:color="#53565a"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129" style:family="text">
      <style:text-properties fo:font-variant="normal" fo:text-transform="none" fo:color="#53565a"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style:style>
    <style:style style:name="T130" style:family="text">
      <style:text-properties fo:font-variant="normal" fo:text-transform="none" fo:color="#53565a"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131" style:family="text">
      <style:text-properties fo:font-variant="normal" fo:text-transform="none" fo:color="#53565a"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style:style>
    <style:style style:name="T132" style:family="text">
      <style:text-properties fo:font-variant="normal" fo:text-transform="none" fo:color="#53565a"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33" style:family="text">
      <style:text-properties fo:font-variant="normal" fo:text-transform="none" fo:color="#53565a"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style:style>
    <style:style style:name="T134" style:family="text">
      <style:text-properties fo:font-variant="normal" fo:text-transform="none" fo:color="#53565a"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5" style:family="text">
      <style:text-properties fo:font-variant="normal" fo:text-transform="none" fo:color="#53565a"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style:style>
    <style:style style:name="T136" style:family="text">
      <style:text-properties fo:font-variant="normal" fo:text-transform="none" fo:color="#53565a"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37" style:family="text">
      <style:text-properties fo:font-variant="normal" fo:text-transform="none" fo:color="#53565a"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style:style>
    <style:style style:name="T138" style:family="text">
      <style:text-properties fo:font-variant="normal" fo:text-transform="none" fo:color="#53565a"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39" style:family="text">
      <style:text-properties fo:font-variant="normal" fo:text-transform="none" fo:color="#53565a"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style:style>
    <style:style style:name="T140" style:family="text">
      <style:text-properties fo:font-variant="normal" fo:text-transform="none" fo:color="#53565a"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41" style:family="text">
      <style:text-properties fo:font-variant="normal" fo:text-transform="none" fo:color="#53565a"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style:style>
    <style:style style:name="T142" style:family="text">
      <style:text-properties fo:font-variant="normal" fo:text-transform="none" fo:color="#53565a"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143" style:family="text">
      <style:text-properties fo:font-variant="normal" fo:text-transform="none" fo:color="#53565a"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style:style>
    <style:style style:name="T144" style:family="text">
      <style:text-properties fo:font-variant="normal" fo:text-transform="none" fo:color="#53565a"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145" style:family="text">
      <style:text-properties fo:font-variant="normal" fo:text-transform="none" fo:color="#53565a"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style:style>
    <style:style style:name="T146" style:family="text">
      <style:text-properties fo:font-variant="normal" fo:text-transform="none" fo:color="#53565a"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147" style:family="text">
      <style:text-properties fo:font-variant="normal" fo:text-transform="none" fo:color="#53565a"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style:style>
    <style:style style:name="T148" style:family="text">
      <style:text-properties fo:font-variant="normal" fo:text-transform="none" fo:color="#53565a"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149" style:family="text">
      <style:text-properties fo:font-variant="normal" fo:text-transform="none" fo:color="#53565a"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style:style>
    <style:style style:name="T150" style:family="text">
      <style:text-properties fo:font-variant="normal" fo:text-transform="none" fo:color="#53565a"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151" style:family="text">
      <style:text-properties fo:font-variant="normal" fo:text-transform="none" fo:color="#53565a"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style:style>
    <style:style style:name="T152" style:family="text">
      <style:text-properties fo:font-variant="normal" fo:text-transform="none" fo:color="#53565a"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153" style:family="text">
      <style:text-properties fo:font-variant="normal" fo:text-transform="none" fo:color="#53565a"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style:style>
    <style:style style:name="T154" style:family="text">
      <style:text-properties fo:font-variant="normal" fo:text-transform="none" fo:color="#53565a"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155" style:family="text">
      <style:text-properties fo:font-variant="normal" fo:text-transform="none" fo:color="#53565a"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style:style>
    <style:style style:name="T156" style:family="text">
      <style:text-properties fo:font-variant="normal" fo:text-transform="none" fo:color="#53565a"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157" style:family="text">
      <style:text-properties fo:font-variant="normal" fo:text-transform="none" fo:color="#53565a"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style:style>
    <style:style style:name="T158" style:family="text">
      <style:text-properties fo:font-variant="normal" fo:text-transform="none" fo:color="#53565a"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159" style:family="text">
      <style:text-properties fo:font-variant="normal" fo:text-transform="none" fo:color="#53565a"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style:style>
    <style:style style:name="T160" style:family="text">
      <style:text-properties fo:font-variant="normal" fo:text-transform="none" fo:color="#53565a"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161" style:family="text">
      <style:text-properties fo:font-variant="normal" fo:text-transform="none" fo:color="#53565a"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style:style>
    <style:style style:name="T162" style:family="text">
      <style:text-properties fo:font-variant="normal" fo:text-transform="none" fo:color="#53565a"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163" style:family="text">
      <style:text-properties fo:font-variant="normal" fo:text-transform="none" fo:color="#53565a" style:font-name="Times New Roman1" fo:font-size="14pt" fo:letter-spacing="normal" fo:font-style="normal" fo:font-weight="bold" officeooo:rsid="0030f665" style:font-size-asian="14pt" style:font-style-asian="normal" style:font-weight-asian="bold" style:font-size-complex="14pt" style:font-style-complex="normal" style:font-weight-complex="bold"/>
    </style:style>
    <style:style style:name="T164" style:family="text">
      <style:text-properties fo:font-variant="normal" fo:text-transform="none" fo:color="#53565a"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165" style:family="text">
      <style:text-properties fo:font-variant="normal" fo:text-transform="none" fo:color="#53565a" style:font-name="Times New Roman1" fo:font-size="14pt" fo:letter-spacing="normal" fo:font-style="normal" fo:font-weight="bold" officeooo:rsid="00356a5e" style:font-size-asian="14pt" style:font-style-asian="normal" style:font-weight-asian="bold" style:font-size-complex="14pt" style:font-style-complex="normal" style:font-weight-complex="bold"/>
    </style:style>
    <style:style style:name="T166" style:family="text">
      <style:text-properties fo:font-variant="normal" fo:text-transform="none" fo:color="#53565a"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167" style:family="text">
      <style:text-properties fo:font-variant="normal" fo:text-transform="none" fo:color="#53565a" style:font-name="Times New Roman1" fo:font-size="14pt" fo:letter-spacing="normal" fo:font-style="normal" fo:font-weight="bold" officeooo:rsid="00359634" style:font-size-asian="14pt" style:font-style-asian="normal" style:font-weight-asian="bold" style:font-size-complex="14pt" style:font-style-complex="normal" style:font-weight-complex="bold"/>
    </style:style>
    <style:style style:name="T168" style:family="text">
      <style:text-properties fo:font-variant="normal" fo:text-transform="none" fo:color="#53565a"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169" style:family="text">
      <style:text-properties fo:font-variant="normal" fo:text-transform="none" fo:color="#53565a" style:font-name="Times New Roman1" fo:font-size="14pt" fo:letter-spacing="normal" fo:font-style="normal" fo:font-weight="bold" officeooo:rsid="003662a3" style:font-size-asian="14pt" style:font-style-asian="normal" style:font-weight-asian="bold" style:font-size-complex="14pt" style:font-style-complex="normal" style:font-weight-complex="bold"/>
    </style:style>
    <style:style style:name="T170" style:family="text">
      <style:text-properties fo:font-variant="normal" fo:text-transform="none" fo:color="#53565a"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171" style:family="text">
      <style:text-properties fo:font-variant="normal" fo:text-transform="none" fo:color="#53565a" style:font-name="Times New Roman1" fo:font-size="14pt" fo:letter-spacing="normal" fo:font-style="normal" fo:font-weight="bold" officeooo:rsid="0036d54d" style:font-size-asian="14pt" style:font-style-asian="normal" style:font-weight-asian="bold" style:font-size-complex="14pt" style:font-style-complex="normal" style:font-weight-complex="bold"/>
    </style:style>
    <style:style style:name="T172" style:family="text">
      <style:text-properties fo:font-variant="normal" fo:text-transform="none" fo:color="#53565a"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173" style:family="text">
      <style:text-properties fo:font-variant="normal" fo:text-transform="none" fo:color="#53565a" style:font-name="Times New Roman1" fo:font-size="14pt" fo:letter-spacing="normal" fo:font-style="normal" fo:font-weight="bold" officeooo:rsid="003a2aae" style:font-size-asian="14pt" style:font-style-asian="normal" style:font-weight-asian="bold" style:font-size-complex="14pt" style:font-style-complex="normal" style:font-weight-complex="bold"/>
    </style:style>
    <style:style style:name="T174" style:family="text">
      <style:text-properties fo:font-variant="normal" fo:text-transform="none" fo:color="#53565a"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175" style:family="text">
      <style:text-properties fo:font-variant="normal" fo:text-transform="none" fo:color="#53565a" style:font-name="Times New Roman1" fo:font-size="14pt" fo:letter-spacing="normal" fo:font-style="normal" fo:font-weight="bold" officeooo:rsid="003bf220" style:font-size-asian="14pt" style:font-style-asian="normal" style:font-weight-asian="bold" style:font-size-complex="14pt" style:font-style-complex="normal" style:font-weight-complex="bold"/>
    </style:style>
    <style:style style:name="T176" style:family="text">
      <style:text-properties fo:font-variant="normal" fo:text-transform="none" fo:color="#53565a"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177" style:family="text">
      <style:text-properties fo:font-variant="normal" fo:text-transform="none" fo:color="#53565a" style:font-name="Times New Roman1" fo:font-size="14pt" fo:letter-spacing="normal" fo:font-style="normal" fo:font-weight="bold" officeooo:rsid="003c3643" style:font-size-asian="14pt" style:font-style-asian="normal" style:font-weight-asian="bold" style:font-size-complex="14pt" style:font-style-complex="normal" style:font-weight-complex="bold"/>
    </style:style>
    <style:style style:name="T178" style:family="text">
      <style:text-properties fo:font-variant="normal" fo:text-transform="none" fo:color="#53565a"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179" style:family="text">
      <style:text-properties fo:font-variant="normal" fo:text-transform="none" fo:color="#53565a" style:font-name="Times New Roman1" fo:font-size="14pt" fo:letter-spacing="normal" fo:font-style="normal" fo:font-weight="bold" officeooo:rsid="003e6d11" style:font-size-asian="14pt" style:font-style-asian="normal" style:font-weight-asian="bold" style:font-size-complex="14pt" style:font-style-complex="normal" style:font-weight-complex="bold"/>
    </style:style>
    <style:style style:name="T180" style:family="text">
      <style:text-properties fo:font-variant="normal" fo:text-transform="none" fo:color="#53565a"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181" style:family="text">
      <style:text-properties fo:font-variant="normal" fo:text-transform="none" fo:color="#53565a" style:font-name="Times New Roman1" fo:font-size="14pt" fo:letter-spacing="normal" fo:font-style="normal" fo:font-weight="bold" officeooo:rsid="004018b6" style:font-size-asian="14pt" style:font-style-asian="normal" style:font-weight-asian="bold" style:font-size-complex="14pt" style:font-style-complex="normal" style:font-weight-complex="bold"/>
    </style:style>
    <style:style style:name="T182" style:family="text">
      <style:text-properties fo:font-variant="normal" fo:text-transform="none" fo:color="#53565a"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183" style:family="text">
      <style:text-properties fo:font-variant="normal" fo:text-transform="none" fo:color="#53565a" style:font-name="Times New Roman1" fo:font-size="14pt" fo:letter-spacing="normal" fo:font-style="normal" fo:font-weight="bold" officeooo:rsid="00411add" style:font-size-asian="14pt" style:font-style-asian="normal" style:font-weight-asian="bold" style:font-size-complex="14pt" style:font-style-complex="normal" style:font-weight-complex="bold"/>
    </style:style>
    <style:style style:name="T184" style:family="text">
      <style:text-properties fo:font-variant="normal" fo:text-transform="none" fo:color="#53565a"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185" style:family="text">
      <style:text-properties fo:font-variant="normal" fo:text-transform="none" fo:color="#53565a" style:font-name="Times New Roman1" fo:font-size="14pt" fo:letter-spacing="normal" fo:font-style="normal" fo:font-weight="bold" officeooo:rsid="005250cf" style:font-size-asian="14pt" style:font-style-asian="normal" style:font-weight-asian="bold" style:font-size-complex="14pt" style:font-style-complex="normal" style:font-weight-complex="bold"/>
    </style:style>
    <style:style style:name="T186" style:family="text">
      <style:text-properties fo:font-variant="normal" fo:text-transform="none" fo:color="#53565a"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187" style:family="text">
      <style:text-properties fo:font-variant="normal" fo:text-transform="none" fo:color="#53565a" style:font-name="Times New Roman1" fo:font-size="14pt" fo:letter-spacing="normal" fo:font-style="normal" fo:font-weight="bold" officeooo:rsid="005355a8" style:font-size-asian="14pt" style:font-style-asian="normal" style:font-weight-asian="bold" style:font-size-complex="14pt" style:font-style-complex="normal" style:font-weight-complex="bold"/>
    </style:style>
    <style:style style:name="T188" style:family="text">
      <style:text-properties fo:font-variant="normal" fo:text-transform="none" fo:color="#53565a"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189" style:family="text">
      <style:text-properties fo:font-variant="normal" fo:text-transform="none" fo:color="#53565a" style:font-name="Times New Roman1" fo:font-size="14pt" fo:letter-spacing="normal" fo:font-style="normal" fo:font-weight="bold" officeooo:rsid="005515d9" style:font-size-asian="14pt" style:font-style-asian="normal" style:font-weight-asian="bold" style:font-size-complex="14pt" style:font-style-complex="normal" style:font-weight-complex="bold"/>
    </style:style>
    <style:style style:name="T190" style:family="text">
      <style:text-properties fo:font-variant="normal" fo:text-transform="none" fo:color="#53565a"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191" style:family="text">
      <style:text-properties fo:font-variant="normal" fo:text-transform="none" fo:color="#53565a" style:font-name="Times New Roman1" fo:font-size="14pt" fo:letter-spacing="normal" fo:font-style="normal" fo:font-weight="bold" officeooo:rsid="00570ff2" style:font-size-asian="14pt" style:font-style-asian="normal" style:font-weight-asian="bold" style:font-size-complex="14pt" style:font-style-complex="normal" style:font-weight-complex="bold"/>
    </style:style>
    <style:style style:name="T192" style:family="text">
      <style:text-properties fo:font-variant="normal" fo:text-transform="none" fo:color="#53565a"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193" style:family="text">
      <style:text-properties fo:font-variant="normal" fo:text-transform="none" fo:color="#53565a"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style:style>
    <style:style style:name="T194" style:family="text">
      <style:text-properties fo:font-variant="normal" fo:text-transform="none" fo:color="#53565a"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195" style:family="text">
      <style:text-properties fo:font-variant="normal" fo:text-transform="none" fo:color="#53565a"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style:style>
    <style:style style:name="T196" style:family="text">
      <style:text-properties fo:font-variant="normal" fo:text-transform="none" fo:color="#53565a"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197" style:family="text">
      <style:text-properties fo:font-variant="normal" fo:text-transform="none" fo:color="#53565a"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style:style>
    <style:style style:name="T198" style:family="text">
      <style:text-properties fo:font-variant="normal" fo:text-transform="none" fo:color="#53565a"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199" style:family="text">
      <style:text-properties fo:font-variant="normal" fo:text-transform="none" fo:color="#53565a"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style:style>
    <style:style style:name="T200" style:family="text">
      <style:text-properties fo:font-variant="normal" fo:text-transform="none" fo:color="#53565a"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201" style:family="text">
      <style:text-properties fo:font-variant="normal" fo:text-transform="none" fo:color="#53565a"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style:style>
    <style:style style:name="T202" style:family="text">
      <style:text-properties fo:font-variant="normal" fo:text-transform="none" fo:color="#53565a"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203" style:family="text">
      <style:text-properties fo:font-variant="normal" fo:text-transform="none" fo:color="#53565a"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style:style>
    <style:style style:name="T204" style:family="text">
      <style:text-properties fo:font-variant="normal" fo:text-transform="none" fo:color="#53565a"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205" style:family="text">
      <style:text-properties fo:font-variant="normal" fo:text-transform="none" fo:color="#53565a"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style:style>
    <style:style style:name="T206" style:family="text">
      <style:text-properties fo:font-variant="normal" fo:text-transform="none" fo:color="#53565a"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207" style:family="text">
      <style:text-properties fo:font-variant="normal" fo:text-transform="none" fo:color="#53565a"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style:style>
    <style:style style:name="T208" style:family="text">
      <style:text-properties fo:font-variant="normal" fo:text-transform="none" fo:color="#53565a"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209" style:family="text">
      <style:text-properties fo:font-variant="normal" fo:text-transform="none" fo:color="#53565a"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style:style>
    <style:style style:name="T210" style:family="text">
      <style:text-properties fo:font-variant="normal" fo:text-transform="none" fo:color="#53565a"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211" style:family="text">
      <style:text-properties fo:font-variant="normal" fo:text-transform="none" fo:color="#53565a"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style:style>
    <style:style style:name="T212" style:family="text">
      <style:text-properties fo:font-variant="normal" fo:text-transform="none" fo:color="#53565a"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213" style:family="text">
      <style:text-properties fo:font-variant="normal" fo:text-transform="none" fo:color="#53565a"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style:style>
    <style:style style:name="T214" style:family="text">
      <style:text-properties fo:font-variant="normal" fo:text-transform="none" fo:color="#53565a"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215" style:family="text">
      <style:text-properties fo:font-variant="normal" fo:text-transform="none" fo:color="#53565a"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style:style>
    <style:style style:name="T216" style:family="text">
      <style:text-properties fo:font-variant="normal" fo:text-transform="none" fo:color="#53565a"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217" style:family="text">
      <style:text-properties fo:font-variant="normal" fo:text-transform="none" fo:color="#53565a"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style:style>
    <style:style style:name="T218" style:family="text">
      <style:text-properties fo:font-variant="normal" fo:text-transform="none" fo:color="#53565a"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219" style:family="text">
      <style:text-properties fo:font-variant="normal" fo:text-transform="none" fo:color="#53565a"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style:style>
    <style:style style:name="T220" style:family="text">
      <style:text-properties fo:font-variant="normal" fo:text-transform="none" fo:color="#53565a"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221" style:family="text">
      <style:text-properties fo:font-variant="normal" fo:text-transform="none" fo:color="#53565a"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style:style>
    <style:style style:name="T222" style:family="text">
      <style:text-properties fo:font-variant="normal" fo:text-transform="none" fo:color="#53565a"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223" style:family="text">
      <style:text-properties fo:font-variant="normal" fo:text-transform="none" fo:color="#53565a"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style:style>
    <style:style style:name="T224" style:family="text">
      <style:text-properties fo:font-variant="normal" fo:text-transform="none" fo:color="#53565a"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225" style:family="text">
      <style:text-properties fo:font-variant="normal" fo:text-transform="none" fo:color="#53565a"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style:style>
    <style:style style:name="T226" style:family="text">
      <style:text-properties fo:font-variant="normal" fo:text-transform="none" fo:color="#53565a"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227" style:family="text">
      <style:text-properties fo:font-variant="normal" fo:text-transform="none" fo:color="#53565a"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style:style>
    <style:style style:name="T228" style:family="text">
      <style:text-properties fo:font-variant="normal" fo:text-transform="none" fo:color="#53565a"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229" style:family="text">
      <style:text-properties fo:font-variant="normal" fo:text-transform="none" fo:color="#53565a"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style:style>
    <style:style style:name="T230" style:family="text">
      <style:text-properties fo:font-variant="normal" fo:text-transform="none" fo:color="#53565a"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231" style:family="text">
      <style:text-properties fo:font-variant="normal" fo:text-transform="none" fo:color="#53565a"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style:style>
    <style:style style:name="T232" style:family="text">
      <style:text-properties fo:font-variant="normal" fo:text-transform="none" fo:color="#53565a"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233" style:family="text">
      <style:text-properties fo:font-variant="normal" fo:text-transform="none" fo:color="#53565a"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style:style>
    <style:style style:name="T234" style:family="text">
      <style:text-properties fo:font-variant="normal" fo:text-transform="none" fo:color="#53565a"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235" style:family="text">
      <style:text-properties fo:font-variant="normal" fo:text-transform="none" fo:color="#53565a"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style:style>
    <style:style style:name="T236" style:family="text">
      <style:text-properties fo:font-variant="normal" fo:text-transform="none" fo:color="#53565a"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237" style:family="text">
      <style:text-properties fo:font-variant="normal" fo:text-transform="none" fo:color="#53565a"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style:style>
    <style:style style:name="T238" style:family="text">
      <style:text-properties fo:font-variant="normal" fo:text-transform="none" fo:color="#53565a"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239" style:family="text">
      <style:text-properties fo:font-variant="normal" fo:text-transform="none" fo:color="#53565a"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style:style>
    <style:style style:name="T240" style:family="text">
      <style:text-properties fo:font-variant="normal" fo:text-transform="none" fo:color="#53565a"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241" style:family="text">
      <style:text-properties fo:font-variant="normal" fo:text-transform="none" fo:color="#53565a"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style:style>
    <style:style style:name="T242" style:family="text">
      <style:text-properties fo:font-variant="normal" fo:text-transform="none" fo:color="#53565a"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243" style:family="text">
      <style:text-properties fo:font-variant="normal" fo:text-transform="none" fo:color="#53565a"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style:style>
    <style:style style:name="T244" style:family="text">
      <style:text-properties fo:font-variant="normal" fo:text-transform="none" fo:color="#53565a"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245" style:family="text">
      <style:text-properties fo:font-variant="normal" fo:text-transform="none" fo:color="#53565a"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style:style>
    <style:style style:name="T246" style:family="text">
      <style:text-properties fo:font-variant="normal" fo:text-transform="none" fo:color="#53565a"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247" style:family="text">
      <style:text-properties fo:font-variant="normal" fo:text-transform="none" fo:color="#53565a"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style:style>
    <style:style style:name="T248" style:family="text">
      <style:text-properties fo:font-variant="normal" fo:text-transform="none" fo:color="#53565a"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249" style:family="text">
      <style:text-properties fo:font-variant="normal" fo:text-transform="none" fo:color="#53565a" style:font-name="Times New Roman1" fo:font-size="14pt" fo:letter-spacing="normal" fo:font-style="italic" fo:font-weight="bold" officeooo:rsid="00356a5e" style:font-size-asian="14pt" style:font-style-asian="italic" style:font-weight-asian="bold" style:font-size-complex="14pt" style:font-style-complex="italic" style:font-weight-complex="bold"/>
    </style:style>
    <style:style style:name="T250" style:family="text">
      <style:text-properties fo:font-variant="normal" fo:text-transform="none" fo:color="#53565a"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251" style:family="text">
      <style:text-properties fo:font-variant="normal" fo:text-transform="none" fo:color="#53565a" style:font-name="Times New Roman1" fo:font-size="14pt" fo:letter-spacing="normal" fo:font-style="italic" fo:font-weight="bold" officeooo:rsid="00359634" style:font-size-asian="14pt" style:font-style-asian="italic" style:font-weight-asian="bold" style:font-size-complex="14pt" style:font-style-complex="italic" style:font-weight-complex="bold"/>
    </style:style>
    <style:style style:name="T252" style:family="text">
      <style:text-properties fo:font-variant="normal" fo:text-transform="none" fo:color="#53565a"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253" style:family="text">
      <style:text-properties fo:font-variant="normal" fo:text-transform="none" fo:color="#53565a" style:font-name="Times New Roman1" fo:font-size="14pt" fo:letter-spacing="normal" fo:font-style="italic" fo:font-weight="bold" officeooo:rsid="003662a3" style:font-size-asian="14pt" style:font-style-asian="italic" style:font-weight-asian="bold" style:font-size-complex="14pt" style:font-style-complex="italic" style:font-weight-complex="bold"/>
    </style:style>
    <style:style style:name="T254" style:family="text">
      <style:text-properties fo:font-variant="normal" fo:text-transform="none" fo:color="#53565a"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255" style:family="text">
      <style:text-properties fo:font-variant="normal" fo:text-transform="none" fo:color="#53565a" style:font-name="Times New Roman1" fo:font-size="14pt" fo:letter-spacing="normal" fo:font-style="italic" fo:font-weight="bold" officeooo:rsid="003a2aae" style:font-size-asian="14pt" style:font-style-asian="italic" style:font-weight-asian="bold" style:font-size-complex="14pt" style:font-style-complex="italic" style:font-weight-complex="bold"/>
    </style:style>
    <style:style style:name="T256" style:family="text">
      <style:text-properties fo:font-variant="normal" fo:text-transform="none" fo:color="#53565a"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257" style:family="text">
      <style:text-properties fo:font-variant="normal" fo:text-transform="none" fo:color="#53565a" style:font-name="Times New Roman1" fo:font-size="14pt" fo:letter-spacing="normal" fo:font-style="italic" fo:font-weight="bold" officeooo:rsid="003bf220" style:font-size-asian="14pt" style:font-style-asian="italic" style:font-weight-asian="bold" style:font-size-complex="14pt" style:font-style-complex="italic" style:font-weight-complex="bold"/>
    </style:style>
    <style:style style:name="T258" style:family="text">
      <style:text-properties fo:font-variant="normal" fo:text-transform="none" fo:color="#53565a"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259" style:family="text">
      <style:text-properties fo:font-variant="normal" fo:text-transform="none" fo:color="#53565a" style:font-name="Times New Roman1" fo:font-size="14pt" fo:letter-spacing="normal" fo:font-style="italic" fo:font-weight="bold" officeooo:rsid="005355a8" style:font-size-asian="14pt" style:font-style-asian="italic" style:font-weight-asian="bold" style:font-size-complex="14pt" style:font-style-complex="italic" style:font-weight-complex="bold"/>
    </style:style>
    <style:style style:name="T260" style:family="text">
      <style:text-properties fo:font-variant="normal" fo:text-transform="none" fo:color="#53565a"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261" style:family="text">
      <style:text-properties fo:font-variant="normal" fo:text-transform="none" fo:color="#53565a" style:font-name="Times New Roman1" fo:font-size="14pt" fo:letter-spacing="normal" fo:font-style="italic" fo:font-weight="bold" officeooo:rsid="005515d9" style:font-size-asian="14pt" style:font-style-asian="italic" style:font-weight-asian="bold" style:font-size-complex="14pt" style:font-style-complex="italic" style:font-weight-complex="bold"/>
    </style:style>
    <style:style style:name="T262" style:family="text">
      <style:text-properties fo:font-variant="normal" fo:text-transform="none" fo:color="#53565a"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263" style:family="text">
      <style:text-properties fo:font-variant="normal" fo:text-transform="none" fo:color="#53565a"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style:style>
    <style:style style:name="T264" style:family="text">
      <style:text-properties fo:font-variant="normal" fo:text-transform="none" fo:color="#53565a"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265" style:family="text">
      <style:text-properties fo:font-variant="normal" fo:text-transform="none" fo:color="#53565a"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style:style>
    <style:style style:name="T266" style:family="text">
      <style:text-properties fo:font-variant="normal" fo:text-transform="none" fo:color="#53565a"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267" style:family="text">
      <style:text-properties fo:font-variant="normal" fo:text-transform="none" fo:color="#53565a"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style:style>
    <style:style style:name="T268" style:family="text">
      <style:text-properties fo:font-variant="normal" fo:text-transform="none" fo:color="#53565a"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269" style:family="text">
      <style:text-properties fo:font-variant="normal" fo:text-transform="none" fo:color="#53565a"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style:style>
    <style:style style:name="T270" style:family="text">
      <style:text-properties fo:font-variant="normal" fo:text-transform="none" fo:color="#53565a"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71" style:family="text">
      <style:text-properties fo:font-variant="normal" fo:text-transform="none" style:font-name="Times New Roman1" fo:font-style="italic" fo:font-weight="normal" officeooo:rsid="002dfbd4" style:font-style-asian="italic" style:font-style-complex="italic" loext:padding="0in" loext:border="none" loext:shadow="none"/>
    </style:style>
    <style:style style:name="T272" style:family="text">
      <style:text-properties fo:font-variant="normal" fo:text-transform="none"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273" style:family="text">
      <style:text-properties fo:font-variant="normal" fo:text-transform="none"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274" style:family="text">
      <style:text-properties fo:font-variant="normal" fo:text-transform="none"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275" style:family="text">
      <style:text-properties fo:font-variant="normal" fo:text-transform="none"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276" style:family="text">
      <style:text-properties fo:font-variant="normal" fo:text-transform="none"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277" style:family="text">
      <style:text-properties fo:font-variant="normal" fo:text-transform="none"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278" style:family="text">
      <style:text-properties fo:font-variant="normal" fo:text-transform="none"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279" style:family="text">
      <style:text-properties fo:font-variant="normal" fo:text-transform="none"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280" style:family="text">
      <style:text-properties fo:font-variant="normal" fo:text-transform="none"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281" style:family="text">
      <style:text-properties fo:font-variant="normal" fo:text-transform="none"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282" style:family="text">
      <style:text-properties fo:font-variant="normal" fo:text-transform="none"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283" style:family="text">
      <style:text-properties fo:font-variant="normal" fo:text-transform="none"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284" style:family="text">
      <style:text-properties fo:font-variant="normal" fo:text-transform="none"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285" style:family="text">
      <style:text-properties fo:font-variant="normal" fo:text-transform="none"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286" style:family="text">
      <style:text-properties fo:font-variant="normal" fo:text-transform="none"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87" style:family="text">
      <style:text-properties fo:font-variant="normal" fo:text-transform="none"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88" style:family="text">
      <style:text-properties fo:font-variant="normal" fo:text-transform="none"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89" style:family="text">
      <style:text-properties fo:font-variant="normal" fo:text-transform="none"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90" style:family="text">
      <style:text-properties fo:font-variant="normal" fo:text-transform="none"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91" style:family="text">
      <style:text-properties fo:font-variant="normal" fo:text-transform="none"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92" style:family="text">
      <style:text-properties fo:font-variant="normal" fo:text-transform="none"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93" style:family="text">
      <style:text-properties fo:font-variant="normal" fo:text-transform="none"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94" style:family="text">
      <style:text-properties fo:font-variant="normal" fo:text-transform="none"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95" style:family="text">
      <style:text-properties fo:font-variant="normal" fo:text-transform="none"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6" style:family="text">
      <style:text-properties fo:font-variant="normal" fo:text-transform="none"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297" style:family="text">
      <style:text-properties fo:font-variant="normal" fo:text-transform="none"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298" style:family="text">
      <style:text-properties fo:font-variant="normal" fo:text-transform="none"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299" style:family="text">
      <style:text-properties fo:font-variant="normal" fo:text-transform="none"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00" style:family="text">
      <style:text-properties fo:font-variant="normal" fo:text-transform="none"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01" style:family="text">
      <style:text-properties fo:font-variant="normal" fo:text-transform="none"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02" style:family="text">
      <style:text-properties fo:font-variant="normal" fo:text-transform="none"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03" style:family="text">
      <style:text-properties fo:font-variant="normal" fo:text-transform="none"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04" style:family="text">
      <style:text-properties fo:font-variant="normal" fo:text-transform="none"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05" style:family="text">
      <style:text-properties fo:font-variant="normal" fo:text-transform="none"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306" style:family="text">
      <style:text-properties fo:font-variant="normal" fo:text-transform="none"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307" style:family="text">
      <style:text-properties fo:font-variant="normal" fo:text-transform="none"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308" style:family="text">
      <style:text-properties fo:font-variant="normal" fo:text-transform="none"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309" style:family="text">
      <style:text-properties fo:font-variant="normal" fo:text-transform="none"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310" style:family="text">
      <style:text-properties fo:font-variant="normal" fo:text-transform="none"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311" style:family="text">
      <style:text-properties fo:font-variant="normal" fo:text-transform="none"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312" style:family="text">
      <style:text-properties fo:font-variant="normal" fo:text-transform="none"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313" style:family="text">
      <style:text-properties fo:font-variant="normal" fo:text-transform="none"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314" style:family="text">
      <style:text-properties fo:font-variant="normal" fo:text-transform="none"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315" style:family="text">
      <style:text-properties fo:font-variant="normal" fo:text-transform="none"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316" style:family="text">
      <style:text-properties fo:font-variant="normal" fo:text-transform="none"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317" style:family="text">
      <style:text-properties fo:font-variant="normal" fo:text-transform="none"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318" style:family="text">
      <style:text-properties fo:font-variant="normal" fo:text-transform="none"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319" style:family="text">
      <style:text-properties fo:font-variant="normal" fo:text-transform="none"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320" style:family="text">
      <style:text-properties fo:font-variant="normal" fo:text-transform="none"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321" style:family="text">
      <style:text-properties fo:font-variant="normal" fo:text-transform="none"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322" style:family="text">
      <style:text-properties fo:font-variant="normal" fo:text-transform="none"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323" style:family="text">
      <style:text-properties fo:font-variant="normal" fo:text-transform="none"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324" style:family="text">
      <style:text-properties fo:font-variant="normal" fo:text-transform="none"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325" style:family="text">
      <style:text-properties fo:font-variant="normal" fo:text-transform="none"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326" style:family="text">
      <style:text-properties fo:font-variant="normal" fo:text-transform="none"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327" style:family="text">
      <style:text-properties fo:font-variant="normal" fo:text-transform="none"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328" style:family="text">
      <style:text-properties fo:font-variant="normal" fo:text-transform="none"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329" style:family="text">
      <style:text-properties fo:font-variant="normal" fo:text-transform="none"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330" style:family="text">
      <style:text-properties fo:font-variant="normal" fo:text-transform="none"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331" style:family="text">
      <style:text-properties fo:font-variant="normal" fo:text-transform="none"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332" style:family="text">
      <style:text-properties fo:font-variant="normal" fo:text-transform="none"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333" style:family="text">
      <style:text-properties fo:font-variant="normal" fo:text-transform="none"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334" style:family="text">
      <style:text-properties fo:font-variant="normal" fo:text-transform="none"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335" style:family="text">
      <style:text-properties fo:font-variant="normal" fo:text-transform="none"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336" style:family="text">
      <style:text-properties fo:font-variant="normal" fo:text-transform="none"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337" style:family="text">
      <style:text-properties fo:font-variant="normal" fo:text-transform="none"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338" style:family="text">
      <style:text-properties fo:font-variant="normal" fo:text-transform="none"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339" style:family="text">
      <style:text-properties fo:font-variant="normal" fo:text-transform="none"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340" style:family="text">
      <style:text-properties fo:font-variant="normal" fo:text-transform="none"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341" style:family="text">
      <style:text-properties fo:font-variant="normal" fo:text-transform="none"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342" style:family="text">
      <style:text-properties fo:font-variant="normal" fo:text-transform="none"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343" style:family="text">
      <style:text-properties fo:font-variant="normal" fo:text-transform="none"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344" style:family="text">
      <style:text-properties fo:font-variant="normal" fo:text-transform="none"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345" style:family="text">
      <style:text-properties fo:font-variant="normal" fo:text-transform="none"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346" style:family="text">
      <style:text-properties fo:font-variant="normal" fo:text-transform="none"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347" style:family="text">
      <style:text-properties fo:font-variant="normal" fo:text-transform="none"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348" style:family="text">
      <style:text-properties fo:font-variant="normal" fo:text-transform="none"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349" style:family="text">
      <style:text-properties fo:font-variant="normal" fo:text-transform="none"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350" style:family="text">
      <style:text-properties fo:font-variant="normal" fo:text-transform="none"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351" style:family="text">
      <style:text-properties fo:font-variant="normal" fo:text-transform="none"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352" style:family="text">
      <style:text-properties fo:font-variant="normal" fo:text-transform="none"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353" style:family="text">
      <style:text-properties fo:font-variant="normal" fo:text-transform="none"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354" style:family="text">
      <style:text-properties fo:font-variant="normal" fo:text-transform="none"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355" style:family="text">
      <style:text-properties fo:font-variant="normal" fo:text-transform="none"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356" style:family="text">
      <style:text-properties fo:font-variant="normal" fo:text-transform="none"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357" style:family="text">
      <style:text-properties fo:font-variant="normal" fo:text-transform="none" style:font-name="Times New Roman1" fo:font-size="14pt" fo:letter-spacing="normal" fo:font-style="normal" fo:font-weight="bold" officeooo:rsid="00559d89" style:font-style-asian="normal" style:font-style-complex="normal" loext:shadow="none"/>
    </style:style>
    <style:style style:name="T358" style:family="text">
      <style:text-properties fo:font-variant="normal" fo:text-transform="none" style:font-name="Times New Roman1" fo:font-size="14pt" fo:letter-spacing="normal" fo:font-style="normal" fo:font-weight="bold" style:font-style-asian="normal" style:font-style-complex="normal" loext:shadow="none"/>
    </style:style>
    <style:style style:name="T359" style:family="text">
      <style:text-properties fo:font-variant="normal" fo:text-transform="none"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60" style:family="text">
      <style:text-properties fo:font-variant="normal" fo:text-transform="none"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361" style:family="text">
      <style:text-properties officeooo:rsid="002dfbd4"/>
    </style:style>
    <style:style style:name="T362" style:family="text">
      <style:text-properties officeooo:rsid="002dfbd4" loext:shadow="none"/>
    </style:style>
    <style:style style:name="T363" style:family="text">
      <style:text-properties fo:font-style="italic" style:font-style-asian="italic" style:font-style-complex="italic"/>
    </style:style>
    <style:style style:name="T364" style:family="text">
      <style:text-properties fo:font-style="italic" officeooo:rsid="00288424" style:font-style-asian="italic" style:font-style-complex="italic"/>
    </style:style>
    <style:style style:name="T365" style:family="text">
      <style:text-properties fo:font-style="italic" officeooo:rsid="002dfbd4" style:font-style-asian="italic" style:font-style-complex="italic"/>
    </style:style>
    <style:style style:name="T366" style:family="text">
      <style:text-properties fo:font-style="italic" officeooo:rsid="002dfbd4" style:font-style-asian="italic" style:font-style-complex="italic" loext:shadow="none"/>
    </style:style>
    <style:style style:name="T367" style:family="text">
      <style:text-properties style:font-name="Times New Roman1" officeooo:rsid="002fda41"/>
    </style:style>
    <style:style style:name="T368" style:family="text">
      <style:text-properties style:font-name="Times New Roman1" officeooo:rsid="002fda41" loext:shadow="none"/>
    </style:style>
    <style:style style:name="T369" style:family="text">
      <style:text-properties style:font-name="Times New Roman1" fo:font-style="italic" fo:font-weight="normal" officeooo:rsid="002fda41" style:font-style-asian="italic" style:font-weight-asian="normal" style:font-style-complex="italic" style:font-weight-complex="normal"/>
    </style:style>
    <style:style style:name="T370" style:family="text">
      <style:text-properties style:font-name="Times New Roman1" fo:font-style="italic" fo:font-weight="normal" officeooo:rsid="002fda41" style:font-style-asian="italic" style:font-weight-asian="normal" style:font-style-complex="italic" style:font-weight-complex="normal" loext:shadow="none"/>
    </style:style>
    <style:style style:name="T371" style:family="text">
      <style:text-properties style:font-name="Times New Roman1" fo:font-style="italic" fo:font-weight="normal" officeooo:rsid="00451108" style:font-style-asian="italic" style:font-weight-asian="normal" style:font-style-complex="italic" style:font-weight-complex="normal"/>
    </style:style>
    <style:style style:name="T372" style:family="text">
      <style:text-properties style:font-name="Times New Roman1" fo:font-style="italic" fo:font-weight="normal" officeooo:rsid="00451108" style:font-style-asian="italic" style:font-weight-asian="normal" style:font-style-complex="italic" style:font-weight-complex="normal" loext:shadow="none"/>
    </style:style>
    <style:style style:name="T373" style:family="text">
      <style:text-properties style:font-name="Times New Roman1" fo:font-style="italic" fo:font-weight="bold" officeooo:rsid="002fda41" style:font-style-asian="italic" style:font-weight-asian="bold" style:font-style-complex="italic" style:font-weight-complex="bold"/>
    </style:style>
    <style:style style:name="T374" style:family="text">
      <style:text-properties style:font-name="Times New Roman1" fo:font-style="italic" fo:font-weight="bold" officeooo:rsid="002fda41" style:font-style-asian="italic" style:font-weight-asian="bold" style:font-style-complex="italic" style:font-weight-complex="bold" loext:shadow="none"/>
    </style:style>
    <style:style style:name="T375" style:family="text">
      <style:text-properties style:font-name="Times New Roman1" fo:font-style="italic" officeooo:rsid="002fda41" style:font-style-asian="italic" style:font-style-complex="italic"/>
    </style:style>
    <style:style style:name="T376" style:family="text">
      <style:text-properties style:font-name="Times New Roman1" fo:font-style="italic" officeooo:rsid="002fda41" style:font-style-asian="italic" style:font-style-complex="italic" loext:shadow="none"/>
    </style:style>
    <style:style style:name="T377" style:family="text">
      <style:text-properties style:font-name="Times New Roman1" fo:font-style="normal" fo:font-weight="normal" officeooo:rsid="002fda41" style:font-style-asian="normal" style:font-weight-asian="normal" style:font-style-complex="normal" style:font-weight-complex="normal"/>
    </style:style>
    <style:style style:name="T378" style:family="text">
      <style:text-properties style:font-name="Times New Roman1" fo:font-style="normal" fo:font-weight="normal" officeooo:rsid="002fda41" style:font-style-asian="normal" style:font-weight-asian="normal" style:font-style-complex="normal" style:font-weight-complex="normal" loext:shadow="none"/>
    </style:style>
    <style:style style:name="T379" style:family="text">
      <style:text-properties style:font-name="Times New Roman1" fo:font-style="normal" fo:font-weight="normal" officeooo:rsid="00451108" style:font-style-asian="normal" style:font-weight-asian="normal" style:font-style-complex="normal" style:font-weight-complex="normal"/>
    </style:style>
    <style:style style:name="T380" style:family="text">
      <style:text-properties style:font-name="Times New Roman1" fo:font-style="normal" fo:font-weight="normal" officeooo:rsid="00451108" style:font-style-asian="normal" style:font-weight-asian="normal" style:font-style-complex="normal" style:font-weight-complex="normal" loext:shadow="none"/>
    </style:style>
    <style:style style:name="T381" style:family="text">
      <style:text-properties style:font-name="Times New Roman1" fo:font-style="normal" fo:font-weight="bold" officeooo:rsid="002fda41" style:font-style-asian="normal" style:font-weight-asian="bold" style:font-style-complex="normal" style:font-weight-complex="bold"/>
    </style:style>
    <style:style style:name="T382" style:family="text">
      <style:text-properties style:font-name="Times New Roman1" fo:font-style="normal" fo:font-weight="bold" officeooo:rsid="002fda41" style:font-style-asian="normal" style:font-weight-asian="bold" style:font-style-complex="normal" style:font-weight-complex="bold" loext:shadow="none"/>
    </style:style>
    <style:style style:name="T383" style:family="text">
      <style:text-properties style:font-name="Times New Roman1" fo:font-style="normal" fo:font-weight="bold" officeooo:rsid="00359634" style:font-style-asian="normal" style:font-weight-asian="bold" style:font-style-complex="normal" style:font-weight-complex="bold"/>
    </style:style>
    <style:style style:name="T384" style:family="text">
      <style:text-properties style:font-name="Times New Roman1" fo:font-style="normal" fo:font-weight="bold" officeooo:rsid="00359634" style:font-style-asian="normal" style:font-weight-asian="bold" style:font-style-complex="normal" style:font-weight-complex="bold" loext:shadow="none"/>
    </style:style>
    <style:style style:name="T385" style:family="text">
      <style:text-properties style:font-name="Times New Roman1" fo:font-style="normal" officeooo:rsid="002fda41" style:font-style-asian="normal" style:font-style-complex="normal"/>
    </style:style>
    <style:style style:name="T386" style:family="text">
      <style:text-properties style:font-name="Times New Roman1" fo:font-style="normal" officeooo:rsid="002fda41" style:font-style-asian="normal" style:font-style-complex="normal" loext:shadow="none"/>
    </style:style>
    <style:style style:name="T387" style:family="text">
      <style:text-properties style:font-name="Times New Roman1" fo:font-size="14pt" style:font-size-asian="14pt" style:font-size-complex="14pt" style:font-weight-complex="bold"/>
    </style:style>
    <style:style style:name="T388" style:family="text">
      <style:text-properties fo:font-size="14pt" style:font-size-asian="14pt"/>
    </style:style>
    <style:style style:name="T389" style:family="text">
      <style:text-properties fo:font-size="14pt" style:font-size-asian="14pt" style:font-size-complex="14pt"/>
    </style:style>
    <style:style style:name="T390" style:family="text">
      <style:text-properties fo:font-size="14pt" style:font-size-asian="14pt" style:font-weight-complex="bold"/>
    </style:style>
    <style:style style:name="T391" style:family="text">
      <style:text-properties fo:font-size="14pt" fo:background-color="#ffff00" loext:char-shading-value="0" style:font-size-asian="14pt"/>
    </style:style>
    <style:style style:name="T392" style:family="text">
      <style:text-properties fo:font-size="14pt" style:text-underline-style="solid" style:text-underline-width="auto" style:text-underline-color="font-color" style:font-size-asian="14pt"/>
    </style:style>
    <style:style style:name="T393" style:family="text">
      <style:text-properties fo:font-size="14pt" style:text-underline-style="solid" style:text-underline-width="auto" style:text-underline-color="font-color" style:font-size-asian="14pt" style:font-size-complex="14pt"/>
    </style:style>
    <style:style style:name="T394" style:family="text">
      <style:text-properties fo:font-size="14pt" style:text-underline-style="solid" style:text-underline-width="auto" style:text-underline-color="font-color" style:font-size-asian="14pt" style:font-weight-complex="bold"/>
    </style:style>
    <style:style style:name="T395" style:family="text">
      <style:text-properties fo:font-size="14pt" fo:language="uk" fo:country="UA" fo:font-weight="bold" style:font-size-asian="14pt" style:font-weight-asian="bold"/>
    </style:style>
    <style:style style:name="T396" style:family="text">
      <style:text-properties fo:font-size="14pt" fo:language="uk" fo:country="UA" style:font-size-asian="14pt"/>
    </style:style>
    <style:style style:name="T397" style:family="text">
      <style:text-properties fo:font-size="14pt" fo:language="uk" fo:country="UA" style:text-underline-style="solid" style:text-underline-width="auto" style:text-underline-color="font-color" style:font-size-asian="14pt"/>
    </style:style>
    <style:style style:name="T398" style:family="text">
      <style:text-properties fo:font-size="14pt" fo:language="uk" fo:country="UA" style:text-underline-style="solid" style:text-underline-width="auto" style:text-underline-color="font-color" fo:font-weight="bold" style:font-size-asian="14pt" style:font-weight-asian="bold"/>
    </style:style>
    <style:style style:name="T399" style:family="text">
      <style:text-properties fo:font-size="14pt" fo:font-weight="bold" style:font-size-asian="14pt" style:font-weight-asian="bold"/>
    </style:style>
    <style:style style:name="T400" style:family="text">
      <style:text-properties fo:font-size="14pt" fo:font-style="normal" fo:font-weight="bold"/>
    </style:style>
    <style:style style:name="T401" style:family="text">
      <style:text-properties fo:font-size="10pt" style:font-size-asian="10pt"/>
    </style:style>
    <style:style style:name="T402" style:family="text">
      <style:text-properties fo:font-size="8pt" style:font-size-asian="8pt"/>
    </style:style>
    <style:style style:name="T403" style:family="text">
      <style:text-properties fo:font-size="8pt" fo:language="uk" fo:country="UA" fo:font-weight="normal" style:font-size-asian="8pt" style:font-weight-asian="normal" style:font-weight-complex="bold"/>
    </style:style>
    <style:style style:name="T404" style:family="text">
      <style:text-properties fo:font-size="8pt" fo:language="uk" fo:country="UA" fo:font-weight="normal" style:font-size-asian="8pt" style:font-weight-asian="normal" style:font-size-complex="8pt"/>
    </style:style>
    <style:style style:name="T405" style:family="text">
      <style:text-properties fo:font-size="8pt" fo:language="uk" fo:country="UA" fo:font-weight="normal" style:font-size-asian="8pt" style:font-weight-asian="normal" style:font-size-complex="8pt" loext:shadow="none"/>
    </style:style>
    <style:style style:name="T406" style:family="text">
      <style:text-properties fo:language="uk" fo:country="UA"/>
    </style:style>
    <style:style style:name="T407" style:family="text">
      <style:text-properties fo:language="uk" fo:country="UA" fo:font-weight="normal" style:font-weight-asian="normal"/>
    </style:style>
    <style:style style:name="T408" style:family="text">
      <style:text-properties fo:language="uk" fo:country="UA" fo:font-weight="normal" style:font-weight-asian="normal" style:font-weight-complex="bold"/>
    </style:style>
    <style:style style:name="T409" style:family="text">
      <style:text-properties style:text-underline-style="solid" style:text-underline-width="auto" style:text-underline-color="font-color"/>
    </style:style>
    <style:style style:name="T410" style:family="text">
      <style:text-properties style:text-underline-style="solid" style:text-underline-width="auto" style:text-underline-color="font-color" officeooo:rsid="0031c6a1"/>
    </style:style>
    <style:style style:name="T411" style:family="text">
      <style:text-properties officeooo:rsid="0031c6a1"/>
    </style:style>
    <style:style style:name="T412" style:family="text">
      <style:text-properties style:font-weight-complex="bold"/>
    </style:style>
    <style:style style:name="T413" style:family="text">
      <style:text-properties style:text-position="super 58%" style:font-weight-complex="bold"/>
    </style:style>
    <style:style style:name="T414" style:family="text">
      <style:text-properties style:text-position="super 58%" fo:font-size="8pt" fo:language="uk" fo:country="UA" fo:font-weight="normal" style:font-size-asian="8pt" style:font-weight-asian="normal" style:font-size-complex="8pt"/>
    </style:style>
    <style:style style:name="T415" style:family="text">
      <style:text-properties style:text-position="super 58%" fo:font-size="8pt" fo:language="uk" fo:country="UA" fo:font-weight="normal" style:font-size-asian="8pt" style:font-weight-asian="normal" style:font-size-complex="8pt" loext:shadow="none"/>
    </style:style>
    <style:style style:name="T416" style:family="text">
      <style:text-properties style:text-position="super 58%" style:font-name="Times New Roman1" fo:font-size="14pt" style:font-size-asian="14pt" style:font-size-complex="14pt" style:font-weight-complex="bold"/>
    </style:style>
    <style:style style:name="T417" style:family="text">
      <style:text-properties fo:letter-spacing="-0.0138in"/>
    </style:style>
    <style:style style:name="T418" style:family="text">
      <style:text-properties officeooo:rsid="00336333"/>
    </style:style>
    <style:style style:name="T419" style:family="text">
      <style:text-properties fo:background-color="#ffff99" loext:char-shading-value="0"/>
    </style:style>
    <style:style style:name="T420" style:family="text">
      <style:text-properties fo:font-style="normal" officeooo:rsid="0058b532" style:font-style-asian="normal" style:font-style-complex="normal"/>
    </style:style>
    <style:style style:name="T421" style:family="text">
      <style:text-properties fo:font-style="normal" officeooo:rsid="0058b532" style:font-style-asian="normal" style:font-style-complex="normal" loext:shadow="none"/>
    </style:style>
    <style:style style:name="T422" style:family="text">
      <style:text-properties fo:color="#000000" fo:font-style="normal" officeooo:rsid="0058b532" style:font-style-asian="normal" style:font-style-complex="normal" loext:shadow="none"/>
    </style:style>
    <style:style style:name="T423" style:family="text">
      <style:text-properties fo:color="#000000" fo:font-style="normal" style:text-underline-style="solid" style:text-underline-width="auto" style:text-underline-color="font-color" officeooo:rsid="0058b532" style:font-style-asian="normal" style:font-style-complex="normal" loext:shadow="none"/>
    </style:style>
    <style:style style:name="T424" style:family="text">
      <style:text-properties fo:color="#000000" fo:font-style="normal" style:text-underline-style="none" officeooo:rsid="0058b532" style:font-style-asian="normal" style:font-style-complex="normal" loext:shadow="none"/>
    </style:style>
    <style:style style:name="T425" style:family="text">
      <style:text-properties fo:color="#000000" fo:font-size="8pt" fo:language="uk" fo:country="UA" fo:font-weight="normal" style:font-size-asian="8pt" style:font-weight-asian="normal" style:font-size-complex="8pt" loext:shadow="none"/>
    </style:style>
    <style:style style:name="T426" style:family="text">
      <style:text-properties fo:color="#000000" style:text-position="super 58%" fo:font-size="8pt" fo:language="uk" fo:country="UA" fo:font-weight="normal" style:font-size-asian="8pt" style:font-weight-asian="normal" style:font-size-complex="8pt" loext:shadow="none"/>
    </style:style>
    <style:style style:name="T427" style:family="text">
      <style:text-properties fo:color="#000000" loext:shadow="none"/>
    </style:style>
    <style:style style:name="T428" style:family="text">
      <style:text-properties fo:color="#000000" officeooo:rsid="002dfbd4" loext:shadow="none"/>
    </style:style>
    <style:style style:name="T429" style:family="text">
      <style:text-properties fo:color="#000000" fo:font-style="italic" officeooo:rsid="002dfbd4" style:font-style-asian="italic" style:font-style-complex="italic" loext:shadow="none"/>
    </style:style>
    <style:style style:name="T430" style:family="text">
      <style:text-properties fo:color="#000000" style:font-name="Times New Roman1" officeooo:rsid="002fda41" loext:shadow="none"/>
    </style:style>
    <style:style style:name="T431" style:family="text">
      <style:text-properties fo:color="#000000" style:font-name="Times New Roman1" fo:font-style="italic" officeooo:rsid="002fda41" style:font-style-asian="italic" style:font-style-complex="italic" loext:shadow="none"/>
    </style:style>
    <style:style style:name="T432"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433"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434"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435" style:family="text">
      <style:text-properties fo:color="#000000" style:font-name="Times New Roman1" fo:font-style="normal" officeooo:rsid="002fda41" style:font-style-asian="normal" style:font-style-complex="normal" loext:shadow="none"/>
    </style:style>
    <style:style style:name="T436"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437"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438"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439"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440" style:family="text">
      <style:text-properties fo:color="#000000" style:font-name="Times New Roman1" loext:shadow="none"/>
    </style:style>
    <style:style style:name="T441" style:family="text">
      <style:text-properties fo:color="#000000" style:font-name="Times New Roman1" fo:font-style="italic" officeooo:rsid="00559d89" style:font-style-asian="italic" style:font-style-complex="italic" loext:shadow="none"/>
    </style:style>
    <style:style style:name="T442" style:family="text">
      <style:text-properties fo:color="#000000" style:font-name="Times New Roman1" fo:font-style="italic" style:font-style-asian="italic" style:font-style-complex="italic" loext:shadow="none"/>
    </style:style>
    <style:style style:name="T443" style:family="text">
      <style:text-properties fo:color="#000000" style:font-name="Times New Roman1" fo:font-style="italic" officeooo:rsid="00570ff2" style:font-style-asian="italic" style:font-style-complex="italic" loext:shadow="none"/>
    </style:style>
    <style:style style:name="T444" style:family="text">
      <style:text-properties fo:color="#000000" style:font-name="Times New Roman1" officeooo:rsid="00559d89" loext:shadow="none"/>
    </style:style>
    <style:style style:name="T445" style:family="text">
      <style:text-properties fo:color="#000000" style:font-name="Times New Roman1" officeooo:rsid="00570ff2" loext:shadow="none"/>
    </style:style>
    <style:style style:name="T446" style:family="text">
      <style:text-properties fo:color="#000000" style:font-name="Times New Roman1" fo:font-style="normal" officeooo:rsid="00570ff2" style:font-style-asian="normal" style:font-style-complex="normal" loext:shadow="none"/>
    </style:style>
    <style:style style:name="T447" style:family="text">
      <style:text-properties fo:color="#000000" officeooo:rsid="0058b532" loext:shadow="none"/>
    </style:style>
    <style:style style:name="T448" style:family="text">
      <style:text-properties fo:color="#000000" officeooo:rsid="0059c2cf" loext:shadow="none"/>
    </style:style>
    <style:style style:name="T449" style:family="text">
      <style:text-properties fo:color="#000000" style:text-underline-style="solid" style:text-underline-width="auto" style:text-underline-color="font-color" officeooo:rsid="0058b532" loext:shadow="none"/>
    </style:style>
    <style:style style:name="T450" style:family="text">
      <style:text-properties fo:color="#000000" style:text-underline-style="solid" style:text-underline-width="auto" style:text-underline-color="font-color" loext:shadow="none"/>
    </style:style>
    <style:style style:name="T451" style:family="text">
      <style:text-properties fo:color="#000000" style:text-underline-style="solid" style:text-underline-width="auto" style:text-underline-color="font-color" officeooo:rsid="0059c2cf" loext:shadow="none"/>
    </style:style>
    <style:style style:name="T452" style:family="text">
      <style:text-properties fo:color="#000000" style:text-underline-style="none" officeooo:rsid="0058b532" loext:shadow="none"/>
    </style:style>
    <style:style style:name="T453" style:family="text">
      <style:text-properties fo:color="#000000" style:text-underline-style="none" loext:shadow="none"/>
    </style:style>
    <style:style style:name="T454" style:family="text">
      <style:text-properties fo:color="#000000" style:text-underline-style="none" officeooo:rsid="0059c2cf" loext:shadow="none"/>
    </style:style>
    <style:style style:name="T455" style:family="text">
      <style:text-properties style:font-name="Times New Roman1"/>
    </style:style>
    <style:style style:name="T456" style:family="text">
      <style:text-properties style:font-name="Times New Roman1" officeooo:rsid="00559d89"/>
    </style:style>
    <style:style style:name="T457" style:family="text">
      <style:text-properties style:font-name="Times New Roman1" officeooo:rsid="00559d89" loext:shadow="none"/>
    </style:style>
    <style:style style:name="T458" style:family="text">
      <style:text-properties style:font-name="Times New Roman1" fo:font-style="italic" style:font-style-asian="italic" style:font-style-complex="italic"/>
    </style:style>
    <style:style style:name="T459" style:family="text">
      <style:text-properties style:font-name="Times New Roman1" fo:font-style="italic" officeooo:rsid="00559d89" style:font-style-asian="italic" style:font-style-complex="italic"/>
    </style:style>
    <style:style style:name="T460" style:family="text">
      <style:text-properties style:font-name="Times New Roman1" fo:font-style="italic" officeooo:rsid="00559d89" style:font-style-asian="italic" style:font-style-complex="italic" loext:shadow="none"/>
    </style:style>
    <style:style style:name="T461" style:family="text">
      <style:text-properties style:font-name="Times New Roman1" fo:font-style="italic" officeooo:rsid="00570ff2" style:font-style-asian="italic" style:font-style-complex="italic"/>
    </style:style>
    <style:style style:name="T462" style:family="text">
      <style:text-properties style:font-name="Times New Roman1" fo:font-style="italic" officeooo:rsid="00570ff2" style:font-style-asian="italic" style:font-style-complex="italic" loext:shadow="none"/>
    </style:style>
    <style:style style:name="T463" style:family="text">
      <style:text-properties style:font-name="Times New Roman1" fo:font-style="italic" style:font-style-asian="italic" style:font-style-complex="italic" loext:shadow="none"/>
    </style:style>
    <style:style style:name="T464" style:family="text">
      <style:text-properties style:font-name="Times New Roman1" officeooo:rsid="00570ff2"/>
    </style:style>
    <style:style style:name="T465" style:family="text">
      <style:text-properties style:font-name="Times New Roman1" officeooo:rsid="00570ff2" loext:shadow="none"/>
    </style:style>
    <style:style style:name="T466" style:family="text">
      <style:text-properties style:font-name="Times New Roman1" fo:font-style="normal" officeooo:rsid="00570ff2" style:font-style-asian="normal" style:font-style-complex="normal"/>
    </style:style>
    <style:style style:name="T467" style:family="text">
      <style:text-properties style:font-name="Times New Roman1" fo:font-style="normal" officeooo:rsid="00570ff2" style:font-style-asian="normal" style:font-style-complex="normal" loext:shadow="none"/>
    </style:style>
    <style:style style:name="T468" style:family="text">
      <style:text-properties style:font-name="Times New Roman1" loext:shadow="none"/>
    </style:style>
    <style:style style:name="T469" style:family="text">
      <style:text-properties officeooo:rsid="0058b532"/>
    </style:style>
    <style:style style:name="T470" style:family="text">
      <style:text-properties officeooo:rsid="0058b532" loext:shadow="none"/>
    </style:style>
    <style:style style:name="T471" style:family="text">
      <style:text-properties officeooo:rsid="0059c2cf"/>
    </style:style>
    <style:style style:name="T472" style:family="text">
      <style:text-properties officeooo:rsid="0059c2cf" loext:shadow="none"/>
    </style:style>
    <style:style style:name="T473" style:family="text">
      <style:text-properties loext:shadow="none"/>
    </style:style>
    <style:style style:name="T474" style:family="text">
      <style:text-properties officeooo:rsid="005b8a6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НАЦІОНАЛЬНИЙ ТЕХНІЧНИЙ УНІВЕРСИТЕТ УКРАЇНИ</text:p>
      <text:p text:style-name="P34">«КИЇВСЬКИЙ ПОЛІТЕХНІЧНИЙ ІНСТИТУТ»</text:p>
      <text:p text:style-name="P43"/>
      <text:p text:style-name="P47"><text:span text:style-name="T402">______________</text:span><text:span text:style-name="T393">Кафедра обчислювальної техніки</text:span><text:span text:style-name="T389">____________</text:span></text:p>
      <text:p text:style-name="P44">(повна назва кафедри, циклової комісії)</text:p>
      <text:p text:style-name="P44"/>
      <text:p text:style-name="P44"/>
      <text:p text:style-name="P44"/>
      <text:p text:style-name="P44"/>
      <text:h text:style-name="P101" text:outline-level="1"/>
      <text:p text:style-name="P51">КУРСОВ<text:span text:style-name="T474">А РОБОТА</text:span></text:p>
      <text:p text:style-name="P51"/>
      <text:p text:style-name="P47"><text:span text:style-name="T388">з дисципліни </text:span><text:span text:style-name="T392">«Паралельне програмування»</text:span></text:p>
      <text:p text:style-name="P44"><text:s text:c="16"/>(назва дисципліни)</text:p>
      <text:p text:style-name="P44"/>
      <text:p text:style-name="P47"><text:span text:style-name="T388">на тему: </text:span><text:span text:style-name="T392">«Розробка програмного забезпечення для паралельних комп’ютерних систем»</text:span></text:p>
      <text:p text:style-name="P36"/>
      <text:p text:style-name="P36"/>
      <text:p text:style-name="P36"/>
      <text:p text:style-name="P61">Студента (ки) 3 курсу <text:span text:style-name="T411">групи </text:span><text:span text:style-name="T410">ІП-42</text:span></text:p>
      <text:p text:style-name="P62">напряму підготовки 050103 «Програмна <text:s/>інженерія»</text:p>
      <text:p text:style-name="P61"/>
      <text:p text:style-name="P61"><text:s/>Дзюби В.В._______________________</text:p>
      <text:p text:style-name="P66">(прізвище та ініціали)</text:p>
      <text:p text:style-name="P64"/>
      <text:p text:style-name="P63">Керівник <text:s text:c="5"/><text:span text:style-name="T409">доцент Корочкін О.В.</text:span></text:p>
      <text:p text:style-name="P48"><text:s text:c="2"/></text:p>
      <text:p text:style-name="P48"/>
      <text:p text:style-name="P61">Національна оцінка ________________ <text:s text:c="3"/></text:p>
      <text:p text:style-name="P61"/>
      <text:p text:style-name="P61">Кількість балів: __________</text:p>
      <text:p text:style-name="P61"/>
      <text:p text:style-name="P61">Оцінка: <text:s/>ECTS <text:s text:c="2"/>___________ </text:p>
      <text:p text:style-name="P65"/>
      <text:p text:style-name="P65"/>
      <text:p text:style-name="P49"><text:span text:style-name="T401"><text:s text:c="37"/></text:span>Члени комісії<text:span text:style-name="T401"> <text:s text:c="4"/>________________</text:span><text:span text:style-name="T402"> <text:s/>_________________________________________________</text:span></text:p>
      <text:p text:style-name="P45"><text:s text:c="99"/>(підпис) <text:s text:c="23"/>(вчене звання, науковий ступінь, прізвище та ініціали)</text:p>
      <text:p text:style-name="P49"><text:span text:style-name="T401"><text:s text:c="70"/>________________</text:span><text:span text:style-name="T402"> <text:s/>__________________________________________________</text:span></text:p>
      <text:p text:style-name="P45"><text:s text:c="99"/>(підпис) <text:s text:c="23"/>(вчене звання, науковий ступінь, прізвище та ініціали)</text:p>
      <text:p text:style-name="P49"><text:span text:style-name="T402"><text:s text:c="86"/></text:span><text:span text:style-name="T401">________________</text:span><text:span text:style-name="T402"> <text:s/>__________________________________________________</text:span></text:p>
      <text:p text:style-name="P45"><text:s text:c="100"/>(підпис) <text:s text:c="24"/>(вчене звання, науковий ступінь, прізвище та ініціали</text:p>
      <text:p text:style-name="P52"/>
      <text:p text:style-name="P52"/>
      <text:p text:style-name="P52"/>
      <text:p text:style-name="P52"/>
      <text:p text:style-name="P52"/>
      <text:p text:style-name="P52"/>
      <text:p text:style-name="P67">Київ- 2017 р.</text:p>
      <text:p text:style-name="P115">Національний технічний університет України </text:p>
      <text:p text:style-name="P116">“Київський політехнічний інститут”</text:p>
      <text:p text:style-name="P117"/>
      <text:p text:style-name="P49"><text:span text:style-name="T389">Факультет (інститут)</text:span><text:span text:style-name="T390"> <text:s/></text:span><text:span text:style-name="T394">інформатики та обчислювальної техніки</text:span></text:p>
      <text:p text:style-name="P53"><text:s text:c="96"/>( повна назва <text:s/>)</text:p>
      <text:p text:style-name="P49"><text:span text:style-name="T389">Кафедра <text:s text:c="2"/></text:span><text:span text:style-name="T393">обчислювальної техніки</text:span></text:p>
      <text:p text:style-name="P53"><text:s text:c="41"/>( повна назва <text:s/>)</text:p>
      <text:p text:style-name="P49"><text:span text:style-name="T388">Освітньо-кваліфікаційний рівень <text:s text:c="2"/></text:span><text:span text:style-name="T392">бакалавр</text:span></text:p>
      <text:p text:style-name="P40"/>
      <text:p text:style-name="P49"><text:span text:style-name="T388">Напрям підготовки <text:s text:c="3"/></text:span><text:span text:style-name="T392">6.050103 <text:s/>«Програмна інженерія»</text:span></text:p>
      <text:h text:style-name="P102" text:outline-level="1"><text:span text:style-name="T403">(шифр і назва)</text:span><text:span text:style-name="T408"> <text:s text:c="44"/></text:span></text:h>
      <text:p text:style-name="P118"><text:s/></text:p>
      <text:h text:style-name="P120" text:outline-level="2">З <text:s/>А <text:s/>В <text:s/>Д <text:s/>А <text:s/>Н <text:s/>Н <text:s/>Я</text:h>
      <text:p text:style-name="P55"/>
      <text:h text:style-name="P119" text:outline-level="3">НА КУРСОВ<text:span text:style-name="T474">У РОБОТУ</text:span> СТУДЕНТУ</text:h>
      <text:p text:style-name="P56"/>
      <text:p text:style-name="P69">Дзюби Влада Володимировича</text:p>
      <text:p text:style-name="P19"><text:span text:style-name="_20_Знак_20_Знак"><text:span text:style-name="T425">(прізвище, ім’я, <text:s/>по батькові)</text:span></text:span></text:p>
      <text:p text:style-name="P20"><text:span text:style-name="_20_Знак_20_Знак"><text:span text:style-name="T426"/></text:span></text:p>
      <text:p text:style-name="P49">1. <text:span text:style-name="T389">Тема <text:s/>роботи <text:s text:c="3"/>«Розробка програмного забезпечення для паралельних </text:span></text:p>
      <text:p text:style-name="P35"><text:s text:c="50"/>комп’ютерних систем»</text:p>
      <text:p text:style-name="P70"><text:span text:style-name="T396">керівник роботи <text:s text:c="2"/></text:span><text:span text:style-name="T395"><text:s text:c="3"/></text:span><text:span text:style-name="T397">Корочкін Олександр Володимирович к.т.н.</text:span><text:span text:style-name="T398">, </text:span><text:span text:style-name="T397">доцент</text:span><text:span text:style-name="T396"> </text:span></text:p>
      <text:p text:style-name="P46"><text:s text:c="89"/>( прізвище, ім’я, по батькові, науковий ступінь, вчене звання)</text:p>
      <text:p text:style-name="P39"/>
      <text:p text:style-name="P49"><text:span text:style-name="T388">2. Строк подання студентом <text:s/>роботи <text:s text:c="2"/></text:span><text:span text:style-name="T392">11 травня 2017 р.</text:span></text:p>
      <text:p text:style-name="P37"/>
      <text:p text:style-name="P37">3. Вхідні дані до роботи</text:p>
      <text:p text:style-name="P38"><text:s text:c="4"/>- <text:s/><text:span text:style-name="T418">засоби роботи з потоками в бібліотеці OpenMP</text:span></text:p>
      <text:p text:style-name="P37"><text:s text:c="4"/>- <text:s/>математична задача <text:span text:style-name="T419">МА = МВ*МС</text:span></text:p>
      <text:p text:style-name="P37"><text:s text:c="4"/>- <text:s/>структури ПКС ОП та ПКС ЛП </text:p>
      <text:p text:style-name="P37"><text:s text:c="4"/>- <text:s/>мови <text:s/>і бібліотеки програмування: <text:span text:style-name="T419">Ада</text:span> </text:p>
      <text:p text:style-name="P37"><text:s text:c="4"/>- <text:s/><text:span text:style-name="T419">засоби організації взаємодії процесів: захищений модуль, механізм </text:span></text:p>
      <text:p text:style-name="P41"><text:s text:c="8"/>рандеву мови Ада</text:p>
      <text:p text:style-name="P37"/>
      <text:p text:style-name="P37">4. Зміст розрахунково-пояснювальної записки (перелік питань, які потрібно розробити)</text:p>
      <text:p text:style-name="P37"><text:s text:c="4"/>- огляд <text:s/>засобів роботи з процесами в мові Ада</text:p>
      <text:p text:style-name="P37"><text:s text:c="4"/>- розробка і тестування програми ПРГ1 для ПКС ОП</text:p>
      <text:p text:style-name="P37"><text:s text:c="4"/>- розробка і тестування програми ПРГ2 для ПКС ЛП</text:p>
      <text:p text:style-name="P37"/>
      <text:p text:style-name="P37">5. Перелік графічного матеріалу </text:p>
      <text:p text:style-name="P49"><text:span text:style-name="T399"><text:s text:c="5"/></text:span><text:span text:style-name="T388">- структурна схема ПКС ОП </text:span></text:p>
      <text:p text:style-name="P37"><text:soft-page-break/><text:s text:c="5"/>- структурна схема ПКС ЛП</text:p>
      <text:p text:style-name="P37"><text:s text:c="5"/>- схеми алгоритмів процесів і головної програми для ПРГ1 </text:p>
      <text:p text:style-name="P37"><text:s text:c="5"/>- схеми алгоритмів процесів і головної програми для ПРГ2. </text:p>
      <text:p text:style-name="P37"/>
      <text:p text:style-name="P49"><text:span text:style-name="T388">7. Дата видачі завдання <text:s text:c="5"/>________</text:span><text:span text:style-name="T391">хх</text:span><text:span text:style-name="T388">_____</text:span></text:p>
      <text:p text:style-name="P54"/>
      <text:p text:style-name="P54"/>
      <text:h text:style-name="P104" text:outline-level="4"><text:span text:style-name="T406"><text:s text:c="45"/></text:span><text:span text:style-name="T407">КАЛЕНДАРНИЙ ПЛАН</text:span></text:h>
      <text:p text:style-name="P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text:p>
            <text:p text:style-name="P49">з/п</text:p>
          </table:table-cell>
          <table:table-cell table:style-name="Table1.A1" office:value-type="string">
            <text:p text:style-name="P49"><text:s text:c="9"/>Назва етапів виконання КР</text:p>
          </table:table-cell>
          <table:table-cell table:style-name="Table1.C1" office:value-type="string">
            <text:p text:style-name="P49"><text:span text:style-name="T417"><text:s text:c="15"/>Строк <text:s/>виконання</text:span> етапів КР</text:p>
          </table:table-cell>
        </table:table-row>
        <table:table-row table:style-name="Table1.2">
          <table:table-cell table:style-name="Table1.A1" office:value-type="string">
            <text:p text:style-name="P37">1</text:p>
          </table:table-cell>
          <table:table-cell table:style-name="Table1.A1" office:value-type="string">
            <text:p text:style-name="P37">Виконання розділу 1</text:p>
          </table:table-cell>
          <table:table-cell table:style-name="Table1.C1" office:value-type="string">
            <text:p text:style-name="P42">13.03.2017</text:p>
          </table:table-cell>
        </table:table-row>
        <table:table-row table:style-name="Table1.3">
          <table:table-cell table:style-name="Table1.A1" office:value-type="string">
            <text:p text:style-name="P37">2</text:p>
          </table:table-cell>
          <table:table-cell table:style-name="Table1.A1" office:value-type="string">
            <text:p text:style-name="P37">Виконання розділу 2</text:p>
          </table:table-cell>
          <table:table-cell table:style-name="Table1.C1" office:value-type="string">
            <text:p text:style-name="P36">23.03.2016</text:p>
          </table:table-cell>
        </table:table-row>
        <table:table-row table:style-name="Table1.4">
          <table:table-cell table:style-name="Table1.A1" office:value-type="string">
            <text:p text:style-name="P37">3</text:p>
          </table:table-cell>
          <table:table-cell table:style-name="Table1.A1" office:value-type="string">
            <text:p text:style-name="P37">Виконання розділу 3</text:p>
          </table:table-cell>
          <table:table-cell table:style-name="Table1.C1" office:value-type="string">
            <text:p text:style-name="P36">23.04.2016</text:p>
          </table:table-cell>
        </table:table-row>
        <table:table-row table:style-name="Table1.5">
          <table:table-cell table:style-name="Table1.A1" office:value-type="string">
            <text:p text:style-name="P37">4</text:p>
          </table:table-cell>
          <table:table-cell table:style-name="Table1.A1" office:value-type="string">
            <text:p text:style-name="P37">Оформлення КР</text:p>
          </table:table-cell>
          <table:table-cell table:style-name="Table1.C1" office:value-type="string">
            <text:p text:style-name="P36">8.05.2016</text:p>
          </table:table-cell>
        </table:table-row>
        <table:table-row table:style-name="Table1.6">
          <table:table-cell table:style-name="Table1.A1" office:value-type="string">
            <text:p text:style-name="P37">5</text:p>
          </table:table-cell>
          <table:table-cell table:style-name="Table1.A1" office:value-type="string">
            <text:p text:style-name="P37">Перевірка КР викладачем</text:p>
          </table:table-cell>
          <table:table-cell table:style-name="Table1.C1" office:value-type="string">
            <text:p text:style-name="P37"><text:s text:c="19"/>11.05.2016</text:p>
          </table:table-cell>
        </table:table-row>
        <table:table-row table:style-name="Table1.7">
          <table:table-cell table:style-name="Table1.A1" office:value-type="string">
            <text:p text:style-name="P37">6</text:p>
          </table:table-cell>
          <table:table-cell table:style-name="Table1.A1" office:value-type="string">
            <text:p text:style-name="P37">Захист КР</text:p>
          </table:table-cell>
          <table:table-cell table:style-name="Table1.C1" office:value-type="string">
            <text:p text:style-name="P36">18.05.2016</text:p>
          </table:table-cell>
        </table:table-row>
      </table:table>
      <text:p text:style-name="P58"/>
      <text:p text:style-name="P59"/>
      <text:p text:style-name="P59"/>
      <text:p text:style-name="P60"><text:s/>Студент <text:s text:c="20"/>_________ <text:s text:c="20"/>______________________</text:p>
      <text:p text:style-name="P50"><text:span text:style-name="T412"><text:s text:c="41"/></text:span><text:span text:style-name="T413">( підпис ) <text:s text:c="46"/>(прізвище та ініціали)</text:span></text:p>
      <text:p text:style-name="P60"/>
      <text:p text:style-name="P60"/>
      <text:p text:style-name="P60">Керівник роботи <text:s text:c="2"/>_____________ <text:s text:c="15"/>______________________</text:p>
      <text:p text:style-name="P33"><text:span text:style-name="T387"><text:s text:c="41"/></text:span><text:span text:style-name="T416">( підпис ) <text:s text:c="46"/>(прізвище та ініціали)</text:span></text:p>
      <text:p text:style-name="P32"/>
      <text:table-of-content text:style-name="Sect1" text:name="Table of Contents1">
        <text:table-of-content-source text:outline-level="10">
          <text:index-title-template text:style-name="KPI_20_title_20_not_20_heading">Зміст</text:index-title-template>
          <text:table-of-content-entry-template text:outline-level="1"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KPI_20_text">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KPI_20_text">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Зміст</text:p>
          </text:index-title>
          <text:p text:style-name="P1"><text:a xlink:type="simple" xlink:href="#__RefHeading___Toc2080_596635936" text:style-name="Index_20_Link" text:visited-style-name="Index_20_Link"><text:span text:style-name="T427">Вступ<text:tab/>4</text:span></text:a></text:p>
          <text:p text:style-name="P1"><text:a xlink:type="simple" xlink:href="#__RefHeading___Toc2074_596635936" text:style-name="Index_20_Link" text:visited-style-name="Index_20_Link"><text:span text:style-name="T427">1. Основна частина<text:tab/>5</text:span></text:a></text:p>
          <text:p text:style-name="P1"><text:a xlink:type="simple" xlink:href="#__RefHeading___Toc2082_596635936" text:style-name="Index_20_Link" text:visited-style-name="Index_20_Link"><text:span text:style-name="T427">2. Основні результати та висновки<text:tab/>6</text:span></text:a></text:p>
          <text:p text:style-name="P1"><text:a xlink:type="simple" xlink:href="#__RefHeading___Toc2084_596635936" text:style-name="Index_20_Link" text:visited-style-name="Index_20_Link"><text:span text:style-name="T427">3. Перелік умовних позначень<text:tab/>7</text:span></text:a></text:p>
          <text:p text:style-name="P1"><text:a xlink:type="simple" xlink:href="#__RefHeading___Toc2086_596635936" text:style-name="Index_20_Link" text:visited-style-name="Index_20_Link"><text:span text:style-name="T427">4. Список використаних джерел<text:tab/>8</text:span></text:a></text:p>
          <text:p text:style-name="P1"><text:a xlink:type="simple" xlink:href="#__RefHeading___Toc2088_596635936" text:style-name="Index_20_Link" text:visited-style-name="Index_20_Link"><text:span text:style-name="T427">Додатки<text:tab/>9</text:span></text:a></text:p>
        </text:index-body>
      </text:table-of-content>
      <text:p text:style-name="P92"/>
      <text:h text:style-name="P71" text:outline-level="1"><text:bookmark-start text:name="__RefHeading___Toc2080_596635936"/>Вступ<text:bookmark-end text:name="__RefHeading___Toc2080_596635936"/></text:h>
      <text:p text:style-name="P93">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94">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94">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94">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94"/>
      <text:h text:style-name="P71" text:outline-level="1"><text:bookmark-start text:name="__RefHeading___Toc2074_596635936"/><text:span text:style-name="T2">РОЗДІЛ </text:span>1. <text:span text:style-name="T2">ОГЛЯД БІБЛІОТЕКИ OPENMP</text:span><text:bookmark-end text:name="__RefHeading___Toc2074_596635936"/></text:h>
      <text:p text:style-name="P114">1.1. Загальний опис.</text:p>
      <text:p text:style-name="P95"><text:span text:style-name="T363">OpenMP</text:span> — <text:span text:style-name="T363">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363">OpenMP</text:span> підтримується основними компіляторам<text:span text:style-name="T3">и </text:span><text:span text:style-name="T364">С</text:span><text:span text:style-name="T3">/</text:span><text:span text:style-name="T364">C++</text:span><text:span text:style-name="T3">/</text:span><text:span text:style-name="T364">Fortran</text:span><text:span text:style-name="T3">.</text:span></text:p>
      <text:p text:style-name="P96">В <text:span text:style-name="T363">OpenMP</text:span> немає явного задання потоків у коді. Натомість є можливість вказати компілятору з допомогою директив <text:span text:style-name="T363">#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97">Так як <text:span text:style-name="T363">OpenMP</text:span> контролюється прагамами, то код на <text:span text:style-name="T363">C++</text:span> коректно скомпілюється будь-яким компілятором <text:span text:style-name="T363">C++</text:span>, тому що прагми, які не підтримуються, повинні ігноруватись. Проте <text:span text:style-name="T363">OpenMP</text:span> <text:span text:style-name="T363">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363">OpenMP</text:span> — спробувати підключити <text:span text:style-name="T363">omp.h</text:span>.</text:p>
      <text:p text:style-name="KPI_20_text"><text:span text:style-name="T428">Якщо </text:span><text:span text:style-name="T429">OpenMP</text:span><text:span text:style-name="T428"> підтримується, потрібно його ввімкнути за допомогою спеціального флагу компілятора: </text:span><text:span text:style-name="Source_20_Text"><text:span text:style-name="T5">g++ -fopenmp.</text:span></text:span></text:p>
      <text:p text:style-name="P21"><text:span text:style-name="Source_20_Text"><text:span text:style-name="T430">1.2. Синтаксис</text:span></text:span></text:p>
      <text:p text:style-name="P2"><text:span text:style-name="Source_20_Text"><text:span text:style-name="T430">Директиви </text:span></text:span><text:span text:style-name="Source_20_Text"><text:span text:style-name="T431">OpenMP</text:span></text:span><text:span text:style-name="Source_20_Text"><text:span text:style-name="T435"> починаються з </text:span></text:span><text:span text:style-name="Source_20_Text"><text:span text:style-name="T431">#pragma omp</text:span></text:span><text:span text:style-name="Source_20_Text"><text:span text:style-name="T435">.</text:span></text:span></text:p>
      <text:p text:style-name="P21"><text:span text:style-name="Source_20_Text"><text:span text:style-name="T430">1.2.1. Parallel</text:span></text:span></text:p>
      <text:p text:style-name="P2"><text:span text:style-name="Source_20_Text"><text:span text:style-name="T430">Директива </text:span></text:span><text:span text:style-name="Source_20_Text"><text:span text:style-name="T432">#pragma omp parallel</text:span></text:span><text:span text:style-name="Source_20_Text"><text:span text:style-name="T434"> </text:span></text:span><text:span text:style-name="Source_20_Text"><text:span text:style-name="T436">створює групу з </text:span></text:span><text:span text:style-name="Source_20_Text"><text:span text:style-name="T432">N</text:span></text:span><text:span text:style-name="Source_20_Text"><text:span text:style-name="T436"> потоків. </text:span></text:span><text:span text:style-name="Source_20_Text"><text:span text:style-name="T432">N</text:span></text:span><text:span text:style-name="Source_20_Text"><text:span text:style-name="T436"> визначається під час виконання, загалом це кількість ядер процесора, але також можно задать </text:span></text:span><text:span text:style-name="Source_20_Text"><text:span text:style-name="T432">N</text:span></text:span><text:span text:style-name="Source_20_Text"><text:span text:style-name="T436"> вручну. 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17"><text:soft-page-break/><text:span text:style-name="Source_20_Text"><text:span text:style-name="T437">Такий прозорий спосіб розмітки паралельної програми дозволяє мінімізувати написання коду для породження </text:span></text:span><text:span text:style-name="Source_20_Text"><text:span text:style-name="T433">N</text:span></text:span><text:span text:style-name="Source_20_Text"><text:span text:style-name="T437">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433">OpenMP</text:span></text:span><text:span text:style-name="Source_20_Text"><text:span text:style-name="T437"> пропонує простий синтаксис для її вирішення.</text:span></text:span></text:p>
      <text:p text:style-name="P21"><text:span text:style-name="Source_20_Text"><text:span text:style-name="T438">1.2.2. </text:span></text:span><text:span text:style-name="Source_20_Text"><text:span text:style-name="T439">Директива f</text:span></text:span><text:span text:style-name="Source_20_Text"><text:span text:style-name="T438">or</text:span></text:span></text:p>
      <text:p text:style-name="P2"><text:span text:style-name="Source_20_Text"><text:span text:style-name="T6">Директива </text:span></text:span><text:span text:style-name="Source_20_Text"><text:span text:style-name="T54">for</text:span></text:span><text:span text:style-name="Source_20_Text"><text:span text:style-name="T6">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7">і</text:span></text:span><text:span text:style-name="Source_20_Text"><text:span text:style-name="T6">льна.</text:span></text:span></text:p>
      <text:p text:style-name="P2"><text:span text:style-name="Source_20_Text"><text:span text:style-name="T6">Важливо, що директива </text:span></text:span><text:span text:style-name="Source_20_Text"><text:span text:style-name="T54">#pragma omp</text:span></text:span><text:span text:style-name="Source_20_Text"><text:span text:style-name="T6">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4">parallel</text:span></text:span><text:span text:style-name="Source_20_Text"><text:span text:style-name="T6">.</text:span></text:span></text:p>
      <text:p text:style-name="P2"><text:span text:style-name="Source_20_Text"><text:span text:style-name="T6">Для того, щоб задати кількість потоків у групі, можна скористатись параметром </text:span></text:span><text:span text:style-name="Source_20_Text"><text:span text:style-name="T54">num_threads</text:span></text:span><text:span text:style-name="Source_20_Text"><text:span text:style-name="T6">.</text:span></text:span></text:p>
      <text:p text:style-name="P2"><text:span text:style-name="Source_20_Text"><text:span text:style-name="T6">В </text:span></text:span><text:span text:style-name="Source_20_Text"><text:span text:style-name="T54">OpenMP</text:span></text:span><text:span text:style-name="Source_20_Text"><text:span text:style-name="T6"> 2.5, ітераційна змінна цикла повинна бути типа </text:span></text:span><text:span text:style-name="Source_20_Text"><text:span text:style-name="T54">signed</text:span></text:span><text:span text:style-name="Source_20_Text"><text:span text:style-name="T6">. В </text:span></text:span><text:span text:style-name="Source_20_Text"><text:span text:style-name="T54">OpenMP</text:span></text:span><text:span text:style-name="Source_20_Text"><text:span text:style-name="T6"> 3.0 вона також може мати тип </text:span></text:span><text:span text:style-name="Source_20_Text"><text:span text:style-name="T54">unsigned integer,</text:span></text:span><text:span text:style-name="Source_20_Text"><text:span text:style-name="T6"> може бути вказівником або </text:span></text:span><text:span text:style-name="Source_20_Text"><text:span text:style-name="T54">constant-time random access</text:span></text:span><text:span text:style-name="Source_20_Text"><text:span text:style-name="T6"> ітератором. В останньому випадку, для визначення кількості ітерацій цикла буде використовуватись </text:span></text:span><text:span text:style-name="Source_20_Text"><text:span text:style-name="T54">std::distance()</text:span></text:span><text:span text:style-name="Source_20_Text"><text:span text:style-name="T6">.</text:span></text:span></text:p>
      <text:p text:style-name="P17"><text:span text:style-name="Source_20_Text"><text:span text:style-name="T7">Перевагою синтаксису </text:span></text:span><text:span text:style-name="Source_20_Text"><text:span text:style-name="T55">OpenMP</text:span></text:span><text:span text:style-name="Source_20_Text"><text:span text:style-name="T7"> для паралельного проходу цикла </text:span></text:span><text:span text:style-name="Source_20_Text"><text:span text:style-name="T8">є автоматичне розбиття ітерацій між наявною групою потоків. При цьому в коді модифікується тільки директиви, що призводить до того, що без </text:span></text:span><text:span text:style-name="Source_20_Text"><text:span text:style-name="T56">OpenMP</text:span></text:span><text:span text:style-name="Source_20_Text"><text:span text:style-name="T8">, отримуємо простий цикл, який працює таким самим чином проте без паралельності.</text:span></text:span></text:p>
      <text:p text:style-name="P22"><text:span text:style-name="Source_20_Text"><text:span text:style-name="T39">1</text:span></text:span><text:span text:style-name="Source_20_Text"><text:span text:style-name="T40">.2</text:span></text:span><text:span text:style-name="Source_20_Text"><text:span text:style-name="T39">.3. Планування</text:span></text:span></text:p>
      <text:p text:style-name="P3"><text:span text:style-name="Source_20_Text"><text:span text:style-name="T9">Програміст може контролювати то, яким чином потоки будуть завантажуватись роботою при обробці цикла. Існують декілька варіантів.</text:span></text:span></text:p>
      <text:p text:style-name="P3"><text:span text:style-name="Source_20_Text"><text:span text:style-name="T57">Static</text:span></text:span><text:span text:style-name="Source_20_Text"><text:span text:style-name="T9"> є варіантом за замовчуванням. Ще до входу в цикл кожний поток “знає”, які частини цикла від буде обробляти. </text:span></text:span><text:span text:style-name="Source_20_Text"><text:span text:style-name="T8">Такий варіант підходить, коли варіація часу </text:span></text:span><text:soft-page-break/><text:span text:style-name="Source_20_Text"><text:span text:style-name="T8">виконання </text:span></text:span><text:span text:style-name="Source_20_Text"><text:span text:style-name="T10">частини ітерації одним потоком</text:span></text:span><text:span text:style-name="Source_20_Text"><text:span text:style-name="T8"> </text:span></text:span><text:span text:style-name="Source_20_Text"><text:span text:style-name="T10">мінімальна. При цьому балансування, яке проводить </text:span></text:span><text:span text:style-name="Source_20_Text"><text:span text:style-name="T58">OpenMP</text:span></text:span><text:span text:style-name="Source_20_Text"><text:span text:style-name="T10">, повністю задоволняє необхідність в ній. Цей варіант поширен настільки, що розробники </text:span></text:span><text:span text:style-name="Source_20_Text"><text:span text:style-name="T58">OpenMP</text:span></text:span><text:span text:style-name="Source_20_Text"><text:span text:style-name="T10"> зробили цю стратегію балансування за замовчуванням.</text:span></text:span></text:p>
      <text:p text:style-name="P3"><text:span text:style-name="Source_20_Text"><text:span text:style-name="T9">Використовуючи d</text:span></text:span><text:span text:style-name="Source_20_Text"><text:span text:style-name="T57">ynamic</text:span></text:span><text:span text:style-name="Source_20_Text"><text:span text:style-name="T9">, неможливо передбачити порядок, в якому ітерації <text:s/>цик</text:span></text:span><text:span text:style-name="Source_20_Text"><text:span text:style-name="T10">л</text:span></text:span><text:span text:style-name="Source_20_Text"><text:span text:style-name="T9">а будуть призначені потокам. </text:span></text:span><text:span text:style-name="Source_20_Text"><text:span text:style-name="T11">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2">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59">OpenMP</text:span></text:span><text:span text:style-name="Source_20_Text"><text:span text:style-name="T12"> наступні.</text:span></text:span></text:p>
      <text:p text:style-name="P4"><text:span text:style-name="Source_20_Text"><text:span text:style-name="T12">Існує також варіант </text:span></text:span><text:span text:style-name="Source_20_Text"><text:span text:style-name="T59">guided</text:span></text:span><text:span text:style-name="Source_20_Text"><text:span text:style-name="T12">. Він схожий на </text:span></text:span><text:span text:style-name="Source_20_Text"><text:span text:style-name="T59">dynamic</text:span></text:span><text:span text:style-name="Source_20_Text"><text:span text:style-name="T12">, проте розмір порції зменьшується експоненційно.</text:span></text:span><text:span text:style-name="Source_20_Text"><text:span text:style-name="T10">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3">Така 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4"><text:span text:style-name="Source_20_Text"><text:span text:style-name="T12">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автоматично — такова сама суть цих підходів. Як правило, при керованому плануванні код виконується швидше, ніж при динамічному, в наслідок менших витрат на планування.</text:span></text:span></text:p>
      <text:p text:style-name="P23"><text:span text:style-name="Source_20_Text"><text:span text:style-name="T41">1.</text:span></text:span><text:span text:style-name="Source_20_Text"><text:span text:style-name="T40">2</text:span></text:span><text:span text:style-name="Source_20_Text"><text:span text:style-name="T41">.4. </text:span></text:span><text:span text:style-name="Source_20_Text"><text:span text:style-name="T82">Ordering</text:span></text:span><text:span text:style-name="Source_20_Text"><text:span text:style-name="T41"> (впорядкування)</text:span></text:span></text:p>
      <text:p text:style-name="P5"><text:soft-page-break/><text:span text:style-name="Source_20_Text"><text:span text:style-name="T14">Порядок, в якому будуть обрабляти ітерації цикла непердбачуваним. Проте можливо “змусити” </text:span></text:span><text:span text:style-name="Source_20_Text"><text:span text:style-name="T60">OpenMP</text:span></text:span><text:span text:style-name="Source_20_Text"><text:span text:style-name="T14"> виконувати вирази в циклі в порядку. Для цього існує ключеве слово </text:span></text:span><text:span text:style-name="Source_20_Text"><text:span text:style-name="T60">ordered.</text:span></text:span><text:span text:style-name="Source_20_Text"><text:span text:style-name="T15">[1]</text:span></text:span></text:p>
      <text:p text:style-name="P18"><text:span text:style-name="Source_20_Text"><text:span text:style-name="T13">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1">stream</text:span></text:span><text:span text:style-name="Source_20_Text"><text:span text:style-name="T13"> грає роль порядок. Саме для таких задач є можливість вказання порядку для паралелювання цикла в </text:span></text:span><text:span text:style-name="Source_20_Text"><text:span text:style-name="T61">OpenMP</text:span></text:span><text:span text:style-name="Source_20_Text"><text:span text:style-name="T13">.</text:span></text:span></text:p>
      <text:p text:style-name="P24"><text:span text:style-name="Source_20_Text"><text:span text:style-name="T42">1.</text:span></text:span><text:span text:style-name="Source_20_Text"><text:span text:style-name="T40">2</text:span></text:span><text:span text:style-name="Source_20_Text"><text:span text:style-name="T42">.5. Директива </text:span></text:span><text:span text:style-name="Source_20_Text"><text:span text:style-name="T83">sections</text:span></text:span></text:p>
      <text:p text:style-name="P6"><text:span text:style-name="Source_20_Text"><text:span text:style-name="T16">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7">На відміну від директиви </text:span></text:span><text:span text:style-name="Source_20_Text"><text:span text:style-name="T62">parallel </text:span></text:span><text:span text:style-name="Source_20_Text"><text:span text:style-name="T17">секції <text:s/>кода виконується не всіма потоками, а кожна секція виконується окрмемим потоком. Це гарна заміна використанню функції </text:span></text:span><text:span text:style-name="Source_20_Text"><text:span text:style-name="T62">OPM_GET_THREADS_NUM</text:span></text:span><text:span text:style-name="Source_20_Text"><text:span text:style-name="T17"> з конструкцією </text:span></text:span><text:span text:style-name="Source_20_Text"><text:span text:style-name="T62">switch</text:span></text:span><text:span text:style-name="Source_20_Text"><text:span text:style-name="T17">, яка теж дозволяє задати, що робить поток, основуючись на його номеру по порядку. Директива </text:span></text:span><text:span text:style-name="Source_20_Text"><text:span text:style-name="T62">sections </text:span></text:span><text:span text:style-name="Source_20_Text"><text:span text:style-name="T17">менш об’ємна, проте не залежить від кількості наявних потоків. Якщо </text:span></text:span><text:span text:style-name="Source_20_Text"><text:span text:style-name="T62">switch</text:span></text:span><text:span text:style-name="Source_20_Text"><text:span text:style-name="T17"> приймає у клаузи </text:span></text:span><text:span text:style-name="Source_20_Text"><text:span text:style-name="T62">case</text:span></text:span><text:span text:style-name="Source_20_Text"><text:span text:style-name="T17"> лише константні вирази, що говорить про те, що кількість потоків не можливо змінити динамічно, то </text:span></text:span><text:span text:style-name="Source_20_Text"><text:span text:style-name="T62">OpenMP </text:span></text:span><text:span text:style-name="Source_20_Text"><text:span text:style-name="T17">сам проводить розрахунок логіки, за якою розподіляються паралельні секція по потах. Це показує, що якщо потоків більше ніж секція або навпаки, </text:span></text:span><text:span text:style-name="Source_20_Text"><text:span text:style-name="T62">OpenMP</text:span></text:span><text:span text:style-name="Source_20_Text"><text:span text:style-name="T17"> має готовий алгоритм для таких ситуацій.</text:span></text:span></text:p>
      <text:p text:style-name="P25"><text:span text:style-name="Source_20_Text"><text:span text:style-name="T42">1.</text:span></text:span><text:span text:style-name="Source_20_Text"><text:span text:style-name="T40">2.6. Директива </text:span></text:span><text:span text:style-name="Source_20_Text"><text:span text:style-name="T84">single</text:span></text:span></text:p>
      <text:p text:style-name="P6"><text:span text:style-name="Source_20_Text"><text:span text:style-name="T16">Визначає блок кода, який виконається тільки одним потоком (першим, який дійде до цього блока). </text:span></text:span><text:span text:style-name="Source_20_Text"><text:span text:style-name="T17">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8">Ще більш неприйнятна ситуація </text:span></text:span><text:soft-page-break/><text:span text:style-name="Source_20_Text"><text:span text:style-name="T18">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3">single</text:span></text:span><text:span text:style-name="Source_20_Text"><text:span text:style-name="T18">.</text:span></text:span></text:p>
      <text:p text:style-name="P25"><text:span text:style-name="Source_20_Text"><text:span text:style-name="T40">1.2.7. Явне керування розподіленням роботи</text:span></text:span></text:p>
      <text:p text:style-name="P6"><text:span text:style-name="Source_20_Text"><text:span text:style-name="T16">За допомогою функції </text:span></text:span><text:span text:style-name="Source_20_Text"><text:span text:style-name="T64">OMP_GET_THREAD_NUM</text:span></text:span><text:span text:style-name="Source_20_Text"><text:span text:style-name="T16"> та </text:span></text:span><text:span text:style-name="Source_20_Text"><text:span text:style-name="T64">OMP_GET_NUM_THREADS</text:span></text:span><text:span text:style-name="Source_20_Text"><text:span text:style-name="T16">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25"><text:span text:style-name="Source_20_Text"><text:span text:style-name="T40">1.2.8. Директиви синхронізації</text:span></text:span></text:p>
      <text:p text:style-name="P6"><text:span text:style-name="Source_20_Text"><text:span text:style-name="T64">Master — </text:span></text:span><text:span text:style-name="Source_20_Text"><text:span text:style-name="T16">визначає блок коду, який виконається тільки </text:span></text:span><text:span text:style-name="Source_20_Text"><text:span text:style-name="T64">master</text:span></text:span><text:span text:style-name="Source_20_Text"><text:span text:style-name="T16">-ом (нульовим потоком). </text:span></text:span><text:span text:style-name="Source_20_Text"><text:span text:style-name="T19">Ця директива схоже на директиву </text:span></text:span><text:span text:style-name="Source_20_Text"><text:span text:style-name="T65">single</text:span></text:span><text:span text:style-name="Source_20_Text"><text:span text:style-name="T19">, проте несе інший логічний зміст. Ця директива виконується нульовим потоком, тоже дії в серединні </text:span></text:span><text:span text:style-name="Source_20_Text"><text:span text:style-name="T20">блока коду повинні бути направленні на керування потоками, ніж на обчислення. До того ж на відміну від директиви </text:span></text:span><text:span text:style-name="Source_20_Text"><text:span text:style-name="T66">single</text:span></text:span><text:span text:style-name="Source_20_Text"><text:span text:style-name="T20"> код блока виконається раніше, бо нульовий потік в загальному випадку має менш задач ніж будь-який інший.</text:span></text:span></text:p>
      <text:p text:style-name="P6"><text:span text:style-name="Source_20_Text"><text:span text:style-name="T64">Critical</text:span></text:span><text:span text:style-name="Source_20_Text"><text:span text:style-name="T16">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20">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6">OpenMP</text:span></text:span><text:span text:style-name="Source_20_Text"><text:span text:style-name="T20">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6">OpenMP</text:span></text:span><text:span text:style-name="Source_20_Text"><text:span text:style-name="T20"> автоматизує цей процес.</text:span></text:span></text:p>
      <text:p text:style-name="P6"><text:soft-page-break/><text:span text:style-name="Source_20_Text"><text:span text:style-name="T64">Barrier</text:span></text:span><text:span text:style-name="Source_20_Text"><text:span text:style-name="T16"> — визначає точку бар’єрної синхронизації, в якій кожний потік чекає всіх інших. </text:span></text:span><text:span text:style-name="Source_20_Text"><text:span text:style-name="T21">Ця директива відіграє роль функції </text:span></text:span><text:span text:style-name="Source_20_Text"><text:span text:style-name="T67">join</text:span></text:span><text:span text:style-name="Source_20_Text"><text:span text:style-name="T21"> в моделі </text:span></text:span><text:span text:style-name="Source_20_Text"><text:span text:style-name="T67">fork/join</text:span></text:span><text:span text:style-name="Source_20_Text"><text:span text:style-name="T21">. При цьому </text:span></text:span><text:span text:style-name="Source_20_Text"><text:span text:style-name="T67">fork</text:span></text:span><text:span text:style-name="Source_20_Text"><text:span text:style-name="T21">-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88"><text:span text:style-name="Source_20_Text"><text:span text:style-name="T68">TaskWait</text:span></text:span><text:span text:style-name="Source_20_Text"><text:span text:style-name="T22"> — визначає очікування для закінчення задач потомків потоків, які були сгенеровані після початку поточної задачі.</text:span></text:span></text:p>
      <text:p text:style-name="P88"><text:span text:style-name="Source_20_Text"><text:span text:style-name="T22">Зважаючи на те, що конструкція </text:span></text:span><text:span text:style-name="Source_20_Text"><text:span text:style-name="T68">taskwait</text:span></text:span><text:span text:style-name="Source_20_Text"><text:span text:style-name="T22"> немає виразу мови </text:span></text:span><text:span text:style-name="Source_20_Text"><text:span text:style-name="T68">C</text:span></text:span><text:span text:style-name="Source_20_Text"><text:span text:style-name="T22">, як чистини </text:span></text:span><text:span text:style-name="Source_20_Text"><text:span text:style-name="T23">свого </text:span></text:span><text:span text:style-name="Source_20_Text"><text:span text:style-name="T22">синтаксису, </text:span></text:span><text:span text:style-name="Source_20_Text"><text:span text:style-name="T23">присутні деякі заборони для вибору місця використання у програмі. Директива </text:span></text:span><text:span text:style-name="Source_20_Text"><text:span text:style-name="T69">taskwait</text:span></text:span><text:span text:style-name="Source_20_Text"><text:span text:style-name="T23"> може бути розміщена тілька в точці, де вирази базової мови дозволені. Директива </text:span></text:span><text:span text:style-name="Source_20_Text"><text:span text:style-name="T69">taskwait</text:span></text:span><text:span text:style-name="Source_20_Text"><text:span text:style-name="T23"> не може бути використана в місці, яке слідує за виразами </text:span></text:span><text:span text:style-name="Source_20_Text"><text:span text:style-name="T69">if, while, do, switch</text:span></text:span><text:span text:style-name="Source_20_Text"><text:span text:style-name="T23"> або </text:span></text:span><text:span text:style-name="Source_20_Text"><text:span text:style-name="T69">label</text:span></text:span><text:span text:style-name="Source_20_Text"><text:span text:style-name="T23">.</text:span></text:span></text:p>
      <text:p text:style-name="P6"><text:span text:style-name="Source_20_Text"><text:span text:style-name="T64">Atomic</text:span></text:span><text:span text:style-name="Source_20_Text"><text:span text:style-name="T16"> — визначає змінну в лівій частині оператора “атомарного” </text:span></text:span><text:span text:style-name="Source_20_Text"><text:span text:style-name="T24">присвоювання, який повинен коректно оновлюватись декільками потоками. </text:span></text:span><text:span text:style-name="Source_20_Text"><text:span text:style-name="T25">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70">atomic</text:span></text:span><text:span text:style-name="Source_20_Text"><text:span text:style-name="T25"> змінні працюють повільніше за звичайні змінні. Це означає, що, якщо змінна у програмі не змінюється, то краще використовувати звичайні змінні.</text:span></text:span></text:p>
      <text:p text:style-name="P7"><text:span text:style-name="Source_20_Text"><text:span text:style-name="T71">Flush</text:span></text:span><text:span text:style-name="Source_20_Text"><text:span text:style-name="T24"> — явно визначає точку, в якій реалізації повинна забезпечувати однаковий вид пам’яті для всіх потоків. Неявно </text:span></text:span><text:span text:style-name="Source_20_Text"><text:span text:style-name="T71">FLUSH</text:span></text:span><text:span text:style-name="Source_20_Text"><text:span text:style-name="T24"> присутній в наступних директивах: </text:span></text:span><text:span text:style-name="Source_20_Text"><text:span text:style-name="T71">BARRIER, CRITICAL, END CRITICAL, END DO, END PARALLEL, END SECTIONS, END SINGLE, ORDERED, END ORDERED.</text:span></text:span></text:p>
      <text:p text:style-name="P7"><text:span text:style-name="Source_20_Text"><text:span text:style-name="T24">В цілях синхронизації можна також використовувати механізмом замків (</text:span></text:span><text:span text:style-name="Source_20_Text"><text:span text:style-name="T71">locks</text:span></text:span><text:span text:style-name="Source_20_Text"><text:span text:style-name="T24">).</text:span></text:span></text:p>
      <text:p text:style-name="P26"><text:span text:style-name="Source_20_Text"><text:span text:style-name="T43">1.</text:span></text:span><text:span text:style-name="Source_20_Text"><text:span text:style-name="T44">2</text:span></text:span><text:span text:style-name="Source_20_Text"><text:span text:style-name="T43">.</text:span></text:span><text:span text:style-name="Source_20_Text"><text:span text:style-name="T44">9.</text:span></text:span><text:span text:style-name="Source_20_Text"><text:span text:style-name="T43"> Класи змінних</text:span></text:span></text:p>
      <text:p text:style-name="P7"><text:span text:style-name="Source_20_Text"><text:span text:style-name="T24">В </text:span></text:span><text:span text:style-name="Source_20_Text"><text:span text:style-name="T71">OpenMP</text:span></text:span><text:span text:style-name="Source_20_Text"><text:span text:style-name="T24"> змінних у паралельних областях програми розділяються на два основних класа:</text:span></text:span></text:p>
      <text:p text:style-name="P7"><text:span text:style-name="Source_20_Text"><text:span text:style-name="T24">- </text:span></text:span><text:span text:style-name="Source_20_Text"><text:span text:style-name="T71">SHARED</text:span></text:span><text:span text:style-name="Source_20_Text"><text:span text:style-name="T24"> (загальні; з ім’ям А всі потоки бачать одну змінну) та</text:span></text:span></text:p>
      <text:p text:style-name="P7"><text:soft-page-break/><text:span text:style-name="Source_20_Text"><text:span text:style-name="T24">- </text:span></text:span><text:span text:style-name="Source_20_Text"><text:span text:style-name="T71">PRIVATE</text:span></text:span><text:span text:style-name="Source_20_Text"><text:span text:style-name="T24"> (приватні; з ім’ям А кожен потік бачить свою змінну).</text:span></text:span></text:p>
      <text:p text:style-name="P8"><text:span text:style-name="Source_20_Text"><text:span text:style-name="T24">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1">REDUCTION, </text:span></text:span><text:span text:style-name="Source_20_Text"><text:span text:style-name="T72">FIRSTPRIVATE, LASTPRIVATE, COPYIN</text:span></text:span><text:span text:style-name="Source_20_Text"><text:span text:style-name="T26">.</text:span></text:span></text:p>
      <text:p text:style-name="P8"><text:span text:style-name="Source_20_Text"><text:span text:style-name="T24">За замовчання</text:span></text:span><text:span text:style-name="Source_20_Text"><text:span text:style-name="T26">м,</text:span></text:span><text:span text:style-name="Source_20_Text"><text:span text:style-name="T24"> </text:span></text:span><text:span text:style-name="Source_20_Text"><text:span text:style-name="T26">всі </text:span></text:span><text:span text:style-name="Source_20_Text"><text:span text:style-name="T72">COMMON-</text:span></text:span><text:span text:style-name="Source_20_Text"><text:span text:style-name="T26">блоки, </text:span></text:span><text:span text:style-name="Source_20_Text"><text:span text:style-name="T27">а також змінні, які породжені поза паралельної області, при вході в цю область залишаються спільними (</text:span></text:span><text:span text:style-name="Source_20_Text"><text:span text:style-name="T73">SHARED</text:span></text:span><text:span text:style-name="Source_20_Text"><text:span text:style-name="T27">). Виключенням є змінні — лічильники ітерацій в циклі. Змінні, які породженні у паралельній області є приватними (</text:span></text:span><text:span text:style-name="Source_20_Text"><text:span text:style-name="T73">PRIVATE)</text:span></text:span><text:span text:style-name="Source_20_Text"><text:span text:style-name="T27">. Явно назначити клас змінних за замовченням можна за допомогою клаузи </text:span></text:span><text:span text:style-name="Source_20_Text"><text:span text:style-name="T73">DEFAULT.</text:span></text:span></text:p>
      <text:p text:style-name="P10"><text:span text:style-name="Source_20_Text"><text:span text:style-name="T73">SHARED — </text:span></text:span><text:span text:style-name="Source_20_Text"><text:span text:style-name="T27">використовується до змінних, які необхідно зробити спільними.</text:span></text:span></text:p>
      <text:p text:style-name="P10"><text:span text:style-name="Source_20_Text"><text:span text:style-name="T73">PRIVATE — </text:span></text:span><text:span text:style-name="Source_20_Text"><text:span text:style-name="T27">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10"><text:span text:style-name="Source_20_Text"><text:span text:style-name="T73">THREADPRIVATE</text:span></text:span><text:span text:style-name="Source_20_Text"><text:span text:style-name="T27"> — використовується к </text:span></text:span><text:span text:style-name="Source_20_Text"><text:span text:style-name="T73">COMMON-</text:span></text:span><text:span text:style-name="Source_20_Text"><text:span text:style-name="T27">блокам, які необхідно зробити приватними. Директива повинна бути після кожної декларації </text:span></text:span><text:span text:style-name="Source_20_Text"><text:span text:style-name="T73">COMMON</text:span></text:span><text:span text:style-name="Source_20_Text"><text:span text:style-name="T27">-блока.</text:span></text:span></text:p>
      <text:p text:style-name="P11"><text:span text:style-name="Source_20_Text"><text:span text:style-name="T74">FIRSTPRIVATE — </text:span></text:span><text:span text:style-name="Source_20_Text"><text:span text:style-name="T28">приватні копії змінної при вході в паралельну область ініціалізуються значенням оригінаьної змінної.</text:span></text:span></text:p>
      <text:p text:style-name="P11"><text:span text:style-name="Source_20_Text"><text:span text:style-name="T74">LASTPRIVATE</text:span></text:span><text:span text:style-name="Source_20_Text"><text:span text:style-name="T28">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11"><text:span text:style-name="Source_20_Text"><text:span text:style-name="T74">REDUCATION(+ :A)</text:span></text:span><text:span text:style-name="Source_20_Text"><text:span text:style-name="T28"> — означає змінну, з якою в циклі проводиться </text:span></text:span><text:span text:style-name="Source_20_Text"><text:span text:style-name="T74">reduction</text:span></text:span><text:span text:style-name="Source_20_Text"><text:span text:style-name="T28">-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11"><text:span text:style-name="Source_20_Text"><text:span text:style-name="T74">COPYIN</text:span></text:span><text:span text:style-name="Source_20_Text"><text:span text:style-name="T28"> — застосовується к </text:span></text:span><text:span text:style-name="Source_20_Text"><text:span text:style-name="T74">COMMON</text:span></text:span><text:span text:style-name="Source_20_Text"><text:span text:style-name="T28">-блокам, які помічені як </text:span></text:span><text:span text:style-name="Source_20_Text"><text:span text:style-name="T74">THREADPRIVATE</text:span></text:span><text:span text:style-name="Source_20_Text"><text:span text:style-name="T28">. При вході в паралельну область приватні копії цих данних ініціалізуються оригінальними значеннями.</text:span></text:span></text:p>
      <text:p text:style-name="P27"><text:span text:style-name="Source_20_Text"><text:span text:style-name="T45">1.</text:span></text:span><text:span text:style-name="Source_20_Text"><text:span text:style-name="T44">2</text:span></text:span><text:span text:style-name="Source_20_Text"><text:span text:style-name="T45">.</text:span></text:span><text:span text:style-name="Source_20_Text"><text:span text:style-name="T44">10.</text:span></text:span><text:span text:style-name="Source_20_Text"><text:span text:style-name="T45"> </text:span></text:span><text:span text:style-name="Source_20_Text"><text:span text:style-name="T85">Runtime</text:span></text:span><text:span text:style-name="Source_20_Text"><text:span text:style-name="T45">-процедури та змінні середовища</text:span></text:span></text:p>
      <text:p text:style-name="P11"><text:soft-page-break/><text:span text:style-name="Source_20_Text"><text:span text:style-name="T28">В цілях створення середовища запуска паралельних програм, які можна перенести, в </text:span></text:span><text:span text:style-name="Source_20_Text"><text:span text:style-name="T74">OpenMP</text:span></text:span><text:span text:style-name="Source_20_Text"><text:span text:style-name="T28"> визначен ряд змінних середовища, які контролюють поведінку додатка.</text:span></text:span></text:p>
      <text:p text:style-name="P11"><text:span text:style-name="Source_20_Text"><text:span text:style-name="T28">В </text:span></text:span><text:span text:style-name="Source_20_Text"><text:span text:style-name="T74">OpenMP</text:span></text:span><text:span text:style-name="Source_20_Text"><text:span text:style-name="T28"> передбачен також набір бібліотечних процедур, які дозволяють:</text:span></text:span></text:p>
      <text:p text:style-name="P11"><text:span text:style-name="Source_20_Text"><text:span text:style-name="T28">-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9">ними змінними середи.</text:span></text:span></text:p>
      <text:p text:style-name="P12"><text:span text:style-name="Source_20_Text"><text:span text:style-name="T29">- використовувати синхронізацію на базі замків (</text:span></text:span><text:span text:style-name="Source_20_Text"><text:span text:style-name="T75">locks</text:span></text:span><text:span text:style-name="Source_20_Text"><text:span text:style-name="T29">).</text:span></text:span></text:p>
      <text:p text:style-name="P28"><text:span text:style-name="Source_20_Text"><text:span text:style-name="T46">1.</text:span></text:span><text:span text:style-name="Source_20_Text"><text:span text:style-name="T44">2.10</text:span></text:span><text:span text:style-name="Source_20_Text"><text:span text:style-name="T46">.1. Змінні середовища</text:span></text:span></text:p>
      <text:p text:style-name="P12"><text:span text:style-name="Source_20_Text"><text:span text:style-name="T75">OMP_SCHEDULE</text:span></text:span><text:span text:style-name="Source_20_Text"><text:span text:style-name="T29"> — визначає розподілення ітерацій в циклі, якщо в директиві </text:span></text:span><text:span text:style-name="Source_20_Text"><text:span text:style-name="T75">DO</text:span></text:span><text:span text:style-name="Source_20_Text"><text:span text:style-name="T29"> використана клауза </text:span></text:span><text:span text:style-name="Source_20_Text"><text:span text:style-name="T75">SCHEDULE(RUNTIME)</text:span></text:span><text:span text:style-name="Source_20_Text"><text:span text:style-name="T29">.</text:span></text:span></text:p>
      <text:p text:style-name="P12"><text:span text:style-name="Source_20_Text"><text:span text:style-name="T75">OMP_NUM_THREADS</text:span></text:span><text:span text:style-name="Source_20_Text"><text:span text:style-name="T29"> — визначає кількість потоків для виконання паралельних областей додатка.</text:span></text:span></text:p>
      <text:p text:style-name="P12"><text:span text:style-name="Source_20_Text"><text:span text:style-name="T75">OMP_DYNAMIC</text:span></text:span><text:span text:style-name="Source_20_Text"><text:span text:style-name="T29"> — дозволяє або забороняє динамічне зміну кількості потоків.</text:span></text:span></text:p>
      <text:p text:style-name="P12"><text:span text:style-name="Source_20_Text"><text:span text:style-name="T75">OMP_NESTED — </text:span></text:span><text:span text:style-name="Source_20_Text"><text:span text:style-name="T29">дозволяє або заюороняє вкладений паралелізм.</text:span></text:span></text:p>
      <text:p text:style-name="P28"><text:span text:style-name="Source_20_Text"><text:span text:style-name="T46">1.</text:span></text:span><text:span text:style-name="Source_20_Text"><text:span text:style-name="T44">2</text:span></text:span><text:span text:style-name="Source_20_Text"><text:span text:style-name="T46">.</text:span></text:span><text:span text:style-name="Source_20_Text"><text:span text:style-name="T44">10</text:span></text:span><text:span text:style-name="Source_20_Text"><text:span text:style-name="T46">.</text:span></text:span><text:span text:style-name="Source_20_Text"><text:span text:style-name="T44">2.</text:span></text:span><text:span text:style-name="Source_20_Text"><text:span text:style-name="T46"> Процедури для контроля/запроса параметрів середовища виконання</text:span></text:span></text:p>
      <text:p text:style-name="P12"><text:span text:style-name="Source_20_Text"><text:span text:style-name="T75">OMP_SET_NUM_THREADS — </text:span></text:span><text:span text:style-name="Source_20_Text"><text:span text:style-name="T29">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12"><text:span text:style-name="Source_20_Text"><text:span text:style-name="T75">OMP_GET_MAX_THREADS</text:span></text:span><text:span text:style-name="Source_20_Text"><text:span text:style-name="T29"> — повертає максимальну кількість потоків.</text:span></text:span></text:p>
      <text:p text:style-name="P12"><text:span text:style-name="Source_20_Text"><text:span text:style-name="T75">OMP_GET_NUM_THREAD</text:span></text:span><text:span text:style-name="Source_20_Text"><text:span text:style-name="T29"> — повертає фактичне число потоків в паралельній області програми.</text:span></text:span></text:p>
      <text:p text:style-name="P12"><text:span text:style-name="Source_20_Text"><text:span text:style-name="T75">OMP_GET_NUM_PROCS</text:span></text:span><text:span text:style-name="Source_20_Text"><text:span text:style-name="T29"> — повертає кількість процесорів, які доступні додатку.</text:span></text:span></text:p>
      <text:p text:style-name="P12"><text:span text:style-name="Source_20_Text"><text:span text:style-name="T75">OMP_IN_PARALLEL</text:span></text:span><text:span text:style-name="Source_20_Text"><text:span text:style-name="T29"> — повертає </text:span></text:span><text:span text:style-name="Source_20_Text"><text:span text:style-name="T75">TRUE</text:span></text:span><text:span text:style-name="Source_20_Text"><text:span text:style-name="T29">, якщо викликана з паралельної області програми.</text:span></text:span></text:p>
      <text:p text:style-name="P12"><text:span text:style-name="Source_20_Text"><text:span text:style-name="T75">OMP_SET_SYNAMIC / OMP_GET_DYNAMIC</text:span></text:span><text:span text:style-name="Source_20_Text"><text:span text:style-name="T29"> — встановлює / запитує стан флага, який дозволяє динамічно змінювати кількість потоків.</text:span></text:span></text:p>
      <text:p text:style-name="P12"><text:soft-page-break/><text:span text:style-name="Source_20_Text"><text:span text:style-name="T75">OMP_GET_NESTED / OMP_SET_NESTED</text:span></text:span><text:span text:style-name="Source_20_Text"><text:span text:style-name="T29"> — встановлює / запитує стан флага, який дозволяє вкладений паралелізм.</text:span></text:span></text:p>
      <text:p text:style-name="P28"><text:span text:style-name="Source_20_Text"><text:span text:style-name="T46">1.</text:span></text:span><text:span text:style-name="Source_20_Text"><text:span text:style-name="T44">2</text:span></text:span><text:span text:style-name="Source_20_Text"><text:span text:style-name="T46">.</text:span></text:span><text:span text:style-name="Source_20_Text"><text:span text:style-name="T44">11</text:span></text:span><text:span text:style-name="Source_20_Text"><text:span text:style-name="T46">. Процедури синхронізації на базі замків</text:span></text:span></text:p>
      <text:p text:style-name="P12"><text:span text:style-name="Source_20_Text"><text:span text:style-name="T29">В якості замків використовується загальні змінні типа </text:span></text:span><text:span text:style-name="Source_20_Text"><text:span text:style-name="T75">INTEGER</text:span></text:span><text:span text:style-name="Source_20_Text"><text:span text:style-name="T29">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12"><text:span text:style-name="Source_20_Text"><text:span text:style-name="T75">OMP_INIT_LOCK(var) / OMP_DESTROY_LOCK(var) — </text:span></text:span><text:span text:style-name="Source_20_Text"><text:span text:style-name="T29">ініціалізує замок, який пов’язан зі змінною var.</text:span></text:span></text:p>
      <text:p text:style-name="P12"><text:span text:style-name="Source_20_Text"><text:span text:style-name="T29">OMP_SET_LOCK — змушує потік, який викликав цю процедуру, дочекатись замка, а далі захоплює його.</text:span></text:span></text:p>
      <text:p text:style-name="P12"><text:span text:style-name="Source_20_Text"><text:span text:style-name="T75">OMP_UNSET_LOCK</text:span></text:span><text:span text:style-name="Source_20_Text"><text:span text:style-name="T29"> — звільняє за</text:span></text:span><text:span text:style-name="Source_20_Text"><text:span text:style-name="T30">м</text:span></text:span><text:span text:style-name="Source_20_Text"><text:span text:style-name="T29">ок, якщо він був захоплений потіком, який визвав цю процедуру.</text:span></text:span></text:p>
      <text:p text:style-name="P12"><text:span text:style-name="Source_20_Text"><text:span text:style-name="T75">OMP_TEST_LOCK — </text:span></text:span><text:span text:style-name="Source_20_Text"><text:span text:style-name="T29">пробує захопити вказаний замок. Якщо це неможливо, повертає </text:span></text:span><text:span text:style-name="Source_20_Text"><text:span text:style-name="T75">FALSE</text:span></text:span><text:span text:style-name="Source_20_Text"><text:span text:style-name="T29">.</text:span></text:span></text:p>
      <text:p text:style-name="P28"><text:span text:style-name="Source_20_Text"><text:span text:style-name="T46">1.</text:span></text:span><text:span text:style-name="Source_20_Text"><text:span text:style-name="T44">3</text:span></text:span><text:span text:style-name="Source_20_Text"><text:span text:style-name="T46">. Специфікація </text:span></text:span><text:span text:style-name="Source_20_Text"><text:span text:style-name="T86">OpenMPI для мов C/C++</text:span></text:span></text:p>
      <text:p text:style-name="P12"><text:span text:style-name="Source_20_Text"><text:span text:style-name="T29">Специфікація </text:span></text:span><text:span text:style-name="Source_20_Text"><text:span text:style-name="T75">OpenMP</text:span></text:span><text:span text:style-name="Source_20_Text"><text:span text:style-name="T29"> для мов </text:span></text:span><text:span text:style-name="Source_20_Text"><text:span text:style-name="T75">C/C++</text:span></text:span><text:span text:style-name="Source_20_Text"><text:span text:style-name="T29">, яка випущена на рік пізніше фортраної, містить в основному аналогічну функціональність.</text:span></text:span></text:p>
      <text:p text:style-name="P12"><text:span text:style-name="Source_20_Text"><text:span text:style-name="T29">Необхідно лише відмітити наступні моменти:</text:span></text:span></text:p>
      <text:p text:style-name="P12"><text:span text:style-name="Source_20_Text"><text:span text:style-name="T29">1) Замість спецкоментарів використовуються директиви компілятора “#pragma omp”.</text:span></text:span></text:p>
      <text:p text:style-name="P12"><text:span text:style-name="Source_20_Text"><text:span text:style-name="T29">2) Компілятор з підтримкою </text:span></text:span><text:span text:style-name="Source_20_Text"><text:span text:style-name="T75">OpenMP </text:span></text:span><text:span text:style-name="Source_20_Text"><text:span text:style-name="T29">визначає макрос </text:span></text:span><text:span text:style-name="Source_20_Text"><text:span text:style-name="T75">“_OPENMP”</text:span></text:span><text:span text:style-name="Source_20_Text"><text:span text:style-name="T29">, який може використовуватись для умовної компіляції окремих блоків, які характерні для паралельної версії програми.</text:span></text:span></text:p>
      <text:p text:style-name="P12"><text:span text:style-name="Source_20_Text"><text:span text:style-name="T29">3) Розпаралелення застосовується к </text:span></text:span><text:span text:style-name="Source_20_Text"><text:span text:style-name="T75">for</text:span></text:span><text:span text:style-name="Source_20_Text"><text:span text:style-name="T29">-циклам, для цього використовується директива </text:span></text:span><text:span text:style-name="Source_20_Text"><text:span text:style-name="T75">“#pragma omp for”</text:span></text:span><text:span text:style-name="Source_20_Text"><text:span text:style-name="T29">. В паралельних циклах забороняється використовувати оператор </text:span></text:span><text:span text:style-name="Source_20_Text"><text:span text:style-name="T75">break.</text:span></text:span></text:p>
      <text:p text:style-name="P12"><text:span text:style-name="Source_20_Text"><text:span text:style-name="T29">4) Статичні (</text:span></text:span><text:span text:style-name="Source_20_Text"><text:span text:style-name="T75">static</text:span></text:span><text:span text:style-name="Source_20_Text"><text:span text:style-name="T29">) змінні, які визначенні в паралельній області програми є спільними (</text:span></text:span><text:span text:style-name="Source_20_Text"><text:span text:style-name="T75">shared</text:span></text:span><text:span text:style-name="Source_20_Text"><text:span text:style-name="T29">).</text:span></text:span></text:p>
      <text:p text:style-name="P12"><text:soft-page-break/><text:span text:style-name="Source_20_Text"><text:span text:style-name="T75">5) </text:span></text:span><text:span text:style-name="Source_20_Text"><text:span text:style-name="T29">Пам’ять, яка виділена за допомогою </text:span></text:span><text:span text:style-name="Source_20_Text"><text:span text:style-name="T75">malloc()</text:span></text:span><text:span text:style-name="Source_20_Text"><text:span text:style-name="T29">, є спільною (проте вказівник на неї може бути, як спільним, так і приватним).</text:span></text:span></text:p>
      <text:p text:style-name="P12"><text:span text:style-name="Source_20_Text"><text:span text:style-name="T29">6) Типи та функції </text:span></text:span><text:span text:style-name="Source_20_Text"><text:span text:style-name="T75">OpenMP</text:span></text:span><text:span text:style-name="Source_20_Text"><text:span text:style-name="T29"> визначені в файлі </text:span></text:span><text:span text:style-name="Source_20_Text"><text:span text:style-name="T75">&lt;omp.h&gt;.</text:span></text:span></text:p>
      <text:p text:style-name="P12"><text:span text:style-name="Source_20_Text"><text:span text:style-name="T29">7) Крім звичайних, можливі також “вкладені” (</text:span></text:span><text:span text:style-name="Source_20_Text"><text:span text:style-name="T75">nested</text:span></text:span><text:span text:style-name="Source_20_Text"><text:span text:style-name="T29">)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5">[2]</text:span></text:span></text:p>
      <text:p text:style-name="P29"><text:span text:style-name="Source_20_Text"><text:span text:style-name="T47">1.4. Порівняння спільної та розподіленої пам’яті</text:span></text:span></text:p>
      <text:p text:style-name="P13"><text:span text:style-name="Source_20_Text"><text:span text:style-name="T15">Машини, що можуть проводити паралельни обчислення, можуть мати </text:span></text:span><text:span text:style-name="Source_20_Text"><text:span text:style-name="T31">різні типи пам’яті: розподілену та спільну.</text:span></text:span></text:p>
      <text:p text:style-name="P30"><text:span text:style-name="Source_20_Text"><text:span text:style-name="T48">1.4.1. Розподілена пам’ять</text:span></text:span></text:p>
      <text:p text:style-name="P14"><text:span text:style-name="Source_20_Text"><text:span text:style-name="T31">Цей тип характеризується такими ознаками:</text:span></text:span></text:p>
      <text:p text:style-name="P14"><text:span text:style-name="Source_20_Text"><text:span text:style-name="T31">- кожен процесор має свій адресний простір пам’яті.</text:span></text:span></text:p>
      <text:p text:style-name="P14"><text:span text:style-name="Source_20_Text"><text:span text:style-name="T31">- значення змінних незалжені. На одному процесорі </text:span></text:span><text:span text:style-name="Source_20_Text"><text:span text:style-name="T76">x</text:span></text:span><text:span text:style-name="Source_20_Text"><text:span text:style-name="T31"> може дорівнювати 2, і водночас в іншому — 3.</text:span></text:span></text:p>
      <text:p text:style-name="P14"><text:span text:style-name="Source_20_Text"><text:span text:style-name="T31">- приклади: кластера лінукс, </text:span></text:span><text:span text:style-name="Source_20_Text"><text:span text:style-name="T76">Blue Gene/L</text:span></text:span><text:span text:style-name="Source_20_Text"><text:span text:style-name="T31">.</text:span></text:span></text:p>
      <text:p text:style-name="P30"><text:span text:style-name="Source_20_Text"><text:span text:style-name="T48">1.4.2. Спільна пам’ять</text:span></text:span></text:p>
      <text:p text:style-name="P14"><text:span text:style-name="Source_20_Text"><text:span text:style-name="T31">Цей тип характерезується такими ознаками:</text:span></text:span></text:p>
      <text:p text:style-name="P14"><text:span text:style-name="Source_20_Text"><text:span text:style-name="T31">- також називається </text:span></text:span><text:span text:style-name="Source_20_Text"><text:span text:style-name="T76">Symmetric Multiprocessing (SMP)</text:span></text:span><text:span text:style-name="Source_20_Text"><text:span text:style-name="T31">.</text:span></text:span></text:p>
      <text:p text:style-name="P14"><text:span text:style-name="Source_20_Text"><text:span text:style-name="T31">- один адресний простір для всіх процесорів. Якщо один процесор присвоює </text:span></text:span><text:span text:style-name="Source_20_Text"><text:span text:style-name="T76">х</text:span></text:span><text:span text:style-name="Source_20_Text"><text:span text:style-name="T31"> значення 2, то </text:span></text:span><text:span text:style-name="Source_20_Text"><text:span text:style-name="T76">x</text:span></text:span><text:span text:style-name="Source_20_Text"><text:span text:style-name="T31"> дорівнює 2 на інших процесорах.</text:span></text:span></text:p>
      <text:p text:style-name="P14"><text:span text:style-name="Source_20_Text"><text:span text:style-name="T31">- приклади: </text:span></text:span><text:span text:style-name="Source_20_Text"><text:span text:style-name="T76">IBM p-series</text:span></text:span><text:span text:style-name="Source_20_Text"><text:span text:style-name="T31">, багатоядерні персональні комп’ютери.</text:span></text:span></text:p>
      <text:p text:style-name="P30"><text:span text:style-name="Source_20_Text"><text:span text:style-name="T48">1.4.3. Використання різних типів пам’яті</text:span></text:span></text:p>
      <text:p text:style-name="P14"><text:span text:style-name="Source_20_Text"><text:span text:style-name="T31">Декілька процесів: </text:span></text:span></text:p>
      <text:p text:style-name="P14"><text:span text:style-name="Source_20_Text"><text:span text:style-name="T31">- кожен процесор виконує незалежну задачу з його власним адресним пространстов пам’яті.</text:span></text:span></text:p>
      <text:p text:style-name="P14"><text:span text:style-name="Source_20_Text"><text:span text:style-name="T31">Декілька потоків:</text:span></text:span></text:p>
      <text:p text:style-name="P14"><text:span text:style-name="Source_20_Text"><text:span text:style-name="T31">- процес створює додаткові задачі (потоки) з тим самим адресним простором пам’яті.[3]</text:span></text:span></text:p>
      <text:p text:style-name="P109"><text:soft-page-break/><text:span text:style-name="Source_20_Text"><text:span text:style-name="T49">1.5. Розмір стеку та прив’язка потоків</text:span></text:span></text:p>
      <text:p text:style-name="P110"><text:span text:style-name="Source_20_Text"><text:span text:style-name="T50">1.5.1. Розмір стеку</text:span></text:span></text:p>
      <text:p text:style-name="P78"><text:span text:style-name="Source_20_Text"><text:span text:style-name="T32">Стандарт </text:span></text:span><text:span text:style-name="Source_20_Text"><text:span text:style-name="T77">OpenMP</text:span></text:span><text:span text:style-name="Source_20_Text"><text:span text:style-name="T32"> не вказує об’єм пам’яті стеку, який має мати кожен потік. Саме тому </text:span></text:span><text:span text:style-name="Source_20_Text"><text:span text:style-name="T33">різні реалізації можуть мати різний розмір стеку.</text:span></text:span></text:p>
      <text:p text:style-name="P79"><text:span text:style-name="Source_20_Text"><text:span text:style-name="T33">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78">double</text:span></text:span><text:span text:style-name="Source_20_Text"><text:span text:style-name="T33"> в табл. 1.5.1.</text:span></text:span><text:span text:style-name="Source_20_Text"><text:span text:style-name="T34">1</text:span></text:span><text:span text:style-name="Source_20_Text"><text:span text:style-name="T33">.</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05">Компілятор</text:p>
          </table:table-cell>
          <table:table-cell table:style-name="Table2.A1" office:value-type="string">
            <text:p text:style-name="P106">Приблизний розмір стеку</text:p>
          </table:table-cell>
          <table:table-cell table:style-name="Table2.C1" office:value-type="string">
            <text:p text:style-name="P106">Приблизний розмір масиву</text:p>
          </table:table-cell>
        </table:table-row>
        <table:table-row>
          <table:table-cell table:style-name="Table2.A2" office:value-type="string">
            <text:p text:style-name="P107">Linux icc, ifort</text:p>
          </table:table-cell>
          <table:table-cell table:style-name="Table2.A2" office:value-type="string">
            <text:p text:style-name="P108">4 <text:span text:style-name="T363">MB</text:span></text:p>
          </table:table-cell>
          <table:table-cell table:style-name="Table2.C2" office:value-type="string">
            <text:p text:style-name="P108">700 x 700</text:p>
          </table:table-cell>
        </table:table-row>
        <table:table-row>
          <table:table-cell table:style-name="Table2.A2" office:value-type="string">
            <text:p text:style-name="P107">Linux pgcc, pgf90</text:p>
          </table:table-cell>
          <table:table-cell table:style-name="Table2.A2" office:value-type="string">
            <text:p text:style-name="P108">8 <text:span text:style-name="T363">MB</text:span></text:p>
          </table:table-cell>
          <table:table-cell table:style-name="Table2.C2" office:value-type="string">
            <text:p text:style-name="P108">1000 x 1000</text:p>
          </table:table-cell>
        </table:table-row>
        <table:table-row>
          <table:table-cell table:style-name="Table2.A2" office:value-type="string">
            <text:p text:style-name="P107">Linux gcc, gfortran</text:p>
          </table:table-cell>
          <table:table-cell table:style-name="Table2.A2" office:value-type="string">
            <text:p text:style-name="P108">2 <text:span text:style-name="T363">MB</text:span></text:p>
          </table:table-cell>
          <table:table-cell table:style-name="Table2.C2" office:value-type="string">
            <text:p text:style-name="P108">500 x 500</text:p>
          </table:table-cell>
        </table:table-row>
      </table:table>
      <text:p text:style-name="P80"><text:span text:style-name="Source_20_Text"><text:span text:style-name="T33">Табл. 1.5.1.</text:span></text:span><text:span text:style-name="Source_20_Text"><text:span text:style-name="T34">1</text:span></text:span></text:p>
      <text:p text:style-name="P81"><text:span text:style-name="Source_20_Text"><text:span text:style-name="T33">Потоки, які використають повністю їх стек, мають непердбачену поведінку. Вони можуть завершитись з помилкою </text:span></text:span><text:span text:style-name="Source_20_Text"><text:span text:style-name="T78">seg fault</text:span></text:span><text:span text:style-name="Source_20_Text"><text:span text:style-name="T33">, а можуть і ні. Додаток загалом може продовжувати роботу навіть попри те, що данні спотворено.</text:span></text:span></text:p>
      <text:p text:style-name="P81"><text:span text:style-name="Source_20_Text"><text:span text:style-name="T33">Статично злінкований код може бути опорною причиною для подальших меж об’єму стека.</text:span></text:span></text:p>
      <text:p text:style-name="P81"><text:span text:style-name="Source_20_Text"><text:span text:style-name="T33">Також обмеження поточного користувача можуть зменшити розмір стека.</text:span></text:span></text:p>
      <text:p text:style-name="P82"><text:span text:style-name="Source_20_Text"><text:span text:style-name="T34">Якщо реалізація</text:span></text:span><text:span text:style-name="Source_20_Text"><text:span text:style-name="T79"> OpenMP </text:span></text:span><text:span text:style-name="Source_20_Text"><text:span text:style-name="T34">підтримує стандарт </text:span></text:span><text:span text:style-name="Source_20_Text"><text:span text:style-name="T79">OpenMP </text:span></text:span><text:span text:style-name="Source_20_Text"><text:span text:style-name="T34">3.0, можливо використати </text:span></text:span><text:span text:style-name="Source_20_Text"><text:span text:style-name="T79">OMP_STACKSIZE</text:span></text:span><text:span text:style-name="Source_20_Text"><text:span text:style-name="T34"> змінну середовища для того, щоб задати розмір стеку для кожного потоку перед виконанням програми. Наприклад:</text:span></text:span></text:p>
      <text:p text:style-name="P82"><text:span text:style-name="Source_20_Text"><text:span text:style-name="T34">- </text:span></text:span><text:span text:style-name="Source_20_Text"><text:span text:style-name="T79">setenv OMP_STACKSIZE 2000500B</text:span></text:span></text:p>
      <text:p text:style-name="P82"><text:span text:style-name="Source_20_Text"><text:span text:style-name="T79">- setenv OMP_STACKSIZE “300 k “</text:span></text:span></text:p>
      <text:p text:style-name="P82"><text:span text:style-name="Source_20_Text"><text:span text:style-name="T79">- setenv OMP_STACKSIZE 10M</text:span></text:span></text:p>
      <text:p text:style-name="P82"><text:span text:style-name="Source_20_Text"><text:span text:style-name="T79">- setenv OMP_STACKSIZE “ 10 M “</text:span></text:span></text:p>
      <text:p text:style-name="P82"><text:span text:style-name="Source_20_Text"><text:span text:style-name="T79">- setenv OMP_STACKSIZE “20 m “</text:span></text:span></text:p>
      <text:p text:style-name="P82"><text:span text:style-name="Source_20_Text"><text:span text:style-name="T79">- setenv OMP_STACKSIZE “ 1G”</text:span></text:span></text:p>
      <text:p text:style-name="P82"><text:span text:style-name="Source_20_Text"><text:span text:style-name="T79">- setenv OMP_STACKSIZE 20000</text:span></text:span></text:p>
      <text:p text:style-name="P111"><text:span text:style-name="Source_20_Text"><text:span text:style-name="T50">1.5.2. Прив’язка потоків</text:span></text:span></text:p>
      <text:p text:style-name="P82"><text:soft-page-break/><text:span text:style-name="Source_20_Text"><text:span text:style-name="T34">В деяких випадках програма працює краще, якщо потоки прив’язані до процсорів/ядер.</text:span></text:span></text:p>
      <text:p text:style-name="P82"><text:span text:style-name="Source_20_Text"><text:span text:style-name="T34">“Прив’язка” потоку до процесора означає, що потік буде запланован операційною системою завжди запускатись на тому ж самому процесорі. Інакше, потоки можуть бути заплановані виконуватись на будь-якому процесорі та “скакати” між процесорами з кожним інтервалом часу.</text:span></text:span></text:p>
      <text:p text:style-name="P82"><text:span text:style-name="Source_20_Text"><text:span text:style-name="T34">Також це називається “потокова близькість” або “процесорна близкість”.</text:span></text:span></text:p>
      <text:p text:style-name="P82"><text:span text:style-name="Source_20_Text"><text:span text:style-name="T34">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82"><text:span text:style-name="Source_20_Text"><text:span text:style-name="T34">Зважаючи на платформу, операційну систему, компілятор та </text:span></text:span><text:span text:style-name="Source_20_Text"><text:span text:style-name="T79">OpenMP</text:span></text:span><text:span text:style-name="Source_20_Text"><text:span text:style-name="T34"> реалізацію, прив’язка потоків до процесорів може бути зроблена декількома різними шляхами.</text:span></text:span></text:p>
      <text:p text:style-name="P82"><text:span text:style-name="Source_20_Text"><text:span text:style-name="T79">OpenMP 3.1 API</text:span></text:span><text:span text:style-name="Source_20_Text"><text:span text:style-name="T34"> впроваджує змінні середовища для ввімкнення або вимкнення процесорної прив’язки. Наприклад:</text:span></text:span></text:p>
      <text:p text:style-name="P82"><text:span text:style-name="Source_20_Text"><text:span text:style-name="T87">setenv OMP_PROC_BIND TRUE</text:span></text:span></text:p>
      <text:p text:style-name="P82"><text:span text:style-name="Source_20_Text"><text:span text:style-name="T87">setenv OMP_PROC_BIND FALSE</text:span></text:span></text:p>
      <text:p text:style-name="P82"><text:span text:style-name="Source_20_Text"><text:span text:style-name="T34">На більшом високому рівні абстракії до процесорів можуть прив’язуватись процеси замість потоків.</text:span></text:span></text:p>
      <text:p text:style-name="P111"><text:span text:style-name="Source_20_Text"><text:span text:style-name="T50">1.6. Нагляд, налагодження та інструменти аналізу </text:span></text:span><text:span text:style-name="Source_20_Text"><text:span text:style-name="T51">ефективності для </text:span></text:span><text:span text:style-name="Source_20_Text"><text:span text:style-name="T88">OpenMP</text:span></text:span></text:p>
      <text:p text:style-name="P112"><text:span text:style-name="Source_20_Text"><text:span text:style-name="T51">1.6.1. Нагяд та налогодження потоків</text:span></text:span></text:p>
      <text:p text:style-name="P83"><text:span text:style-name="Source_20_Text"><text:span text:style-name="T35">Налагоджувачі різняться в їхній здібності оброблювати потоки. </text:span></text:span><text:span text:style-name="Source_20_Text"><text:span text:style-name="T80">TotalView debugger</text:span></text:span><text:span text:style-name="Source_20_Text"><text:span text:style-name="T35">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83"><text:span text:style-name="Source_20_Text"><text:span text:style-name="T80">TotalView</text:span></text:span><text:span text:style-name="Source_20_Text"><text:span text:style-name="T35"> має такі елементи:</text:span></text:span></text:p>
      <text:list xml:id="list599094249421214041" text:style-name="L2">
        <text:list-item>
          <text:p text:style-name="P84"><text:span text:style-name="Source_20_Text"><text:span text:style-name="T35">Панель st</text:span></text:span><text:span text:style-name="Source_20_Text"><text:span text:style-name="T80">ack trace</text:span></text:span><text:span text:style-name="Source_20_Text"><text:span text:style-name="T35"> головного потоку.</text:span></text:span></text:p>
        </text:list-item>
        <text:list-item>
          <text:p text:style-name="P84"><text:span text:style-name="Source_20_Text"><text:span text:style-name="T35">Панель для розрізнення процесів/потоків.</text:span></text:span></text:p>
        </text:list-item>
        <text:list-item>
          <text:p text:style-name="P84"><text:span text:style-name="Source_20_Text"><text:span text:style-name="T35">Панель stack frame</text:span></text:span><text:span text:style-name="Source_20_Text"><text:span text:style-name="T80"> </text:span></text:span><text:span text:style-name="Source_20_Text"><text:span text:style-name="T35">головного потоку для показу спільних змінних.</text:span></text:span></text:p>
        </text:list-item>
        <text:list-item>
          <text:p text:style-name="P84"><text:span text:style-name="Source_20_Text"><text:span text:style-name="T35">Панель для показу </text:span></text:span><text:span text:style-name="Source_20_Text"><text:span text:style-name="T80">stack trace</text:span></text:span><text:span text:style-name="Source_20_Text"><text:span text:style-name="T35"> для неголовних потоків.</text:span></text:span></text:p>
        </text:list-item>
        <text:list-item>
          <text:p text:style-name="P84"><text:soft-page-break/><text:span text:style-name="Source_20_Text"><text:span text:style-name="T35">Панель </text:span></text:span><text:span text:style-name="Source_20_Text"><text:span text:style-name="T80">stack frame</text:span></text:span><text:span text:style-name="Source_20_Text"><text:span text:style-name="T35"> для неголовних потоків.</text:span></text:span></text:p>
        </text:list-item>
        <text:list-item>
          <text:p text:style-name="P84"><text:span text:style-name="Source_20_Text"><text:span text:style-name="T35">Головне вікно, яке показує всі потоки.</text:span></text:span></text:p>
        </text:list-item>
        <text:list-item>
          <text:p text:style-name="P84"><text:span text:style-name="Source_20_Text"><text:span text:style-name="T35">Панель потоків, яка показує всі потоки та обраний потік.</text:span></text:span></text:p>
        </text:list-item>
      </text:list>
      <text:p text:style-name="P85"><text:span text:style-name="Source_20_Text"><text:span text:style-name="T35">Команда </text:span></text:span><text:span text:style-name="Source_20_Text"><text:span text:style-name="T80">ps</text:span></text:span><text:span text:style-name="Source_20_Text"><text:span text:style-name="T35"> в лінукс забезпечує деякі </text:span></text:span><text:span text:style-name="Source_20_Text"><text:span text:style-name="T36">прапори для просмотру інформації потоку. Деякі приклади наведено нижче:</text:span></text:span></text:p>
      <text:p text:style-name="P85"><text:span text:style-name="Source_20_Text"><text:span text:style-name="T95">% ps -Lf</text:span></text:span></text:p>
      <text:p text:style-name="KPI_20_text"><text:span text:style-name="Source_20_Text"><text:span text:style-name="T440">UID<text:tab/> PID<text:tab/> PPID LWP <text:s/>C<text:tab/>NLWP STIME TTY <text:s/>TIME<text:tab/> CMD</text:span></text:span></text:p>
      <text:p text:style-name="P98">blaise<text:tab/> <text:s/>22529 28240 22529 <text:s/>0 <text:s text:c="2"/>5 <text:s text:c="9"/>11:31 <text:s text:c="4"/>pts/53 <text:s/>00:00:00 a.out</text:p>
      <text:p text:style-name="P98">blaise <text:s text:c="2"/>22529 28240 22530 99 <text:s/>5 <text:s text:c="9"/>11:31 <text:s text:c="4"/>pts/53 <text:s/>00:01:24 a.out</text:p>
      <text:p text:style-name="P98">blaise <text:s text:c="2"/>22529 28240 22531 99 <text:s/>5 <text:s text:c="9"/>11:31 <text:s text:c="4"/>pts/53 <text:s/>00:01:24 a.out</text:p>
      <text:p text:style-name="P98">blaise <text:s text:c="2"/>22529 28240 22532 99 <text:s/>5 <text:s text:c="9"/>11:31 <text:s text:c="4"/>pts/53 <text:s/>00:01:24 a.out</text:p>
      <text:p text:style-name="P98">blaise <text:s text:c="2"/>22529 28240 22533 99 <text:s/>5 <text:s text:c="9"/>11:31 <text:s text:c="4"/>pts/53 <text:s/>00:01:24 a.out</text:p>
      <text:p text:style-name="KPI_20_text"><text:span text:style-name="Source_20_Text"><text:span text:style-name="T440">% </text:span></text:span><text:span text:style-name="Source_20_Text"><text:span text:style-name="T441">ps -T</text:span></text:span></text:p>
      <text:p text:style-name="KPI_20_text"><text:span text:style-name="Source_20_Text"><text:span text:style-name="T91">P</text:span></text:span><text:span text:style-name="Source_20_Text"><text:span text:style-name="T92">ID <text:s/>SPID TTY <text:s/>TIME <text:s text:c="2"/>CMD</text:span></text:span></text:p>
      <text:p text:style-name="P98">22529 <text:s/>22529 <text:s/>pts/53 <text:s text:c="2"/>00:00:00 <text:s/>a.out</text:p>
      <text:p text:style-name="P98">22529 <text:s/>22530 <text:s/>pts/53 <text:s text:c="2"/>00:01:49 <text:s/>a.out</text:p>
      <text:p text:style-name="P98">22529 <text:s/>22531 <text:s/>pts/53 <text:s text:c="2"/>00:01:49 <text:s/>a.out</text:p>
      <text:p text:style-name="P98">22529 <text:s/>22532 <text:s/>pts/53 <text:s text:c="2"/>00:01:49 <text:s/>a.out</text:p>
      <text:p text:style-name="P98">22529 <text:s/>22533 <text:s/>pts/53 <text:s text:c="2"/>00:01:49 <text:s/>a.out</text:p>
      <text:p text:style-name="KPI_20_text"><text:span text:style-name="Source_20_Text"><text:span text:style-name="T442">% </text:span></text:span><text:span text:style-name="Source_20_Text"><text:span text:style-name="T441">ps -Lm</text:span></text:span></text:p>
      <text:p text:style-name="KPI_20_text"><text:span text:style-name="Source_20_Text"><text:span text:style-name="T440">PID <text:s/>LWP <text:s text:c="2"/>TTY <text:s text:c="2"/>TIME <text:s text:c="4"/>CMD</text:span></text:span></text:p>
      <text:p text:style-name="P99">22529 <text:s text:c="2"/><text:span text:style-name="T400">-</text:span> <text:s text:c="10"/>pts/53 <text:s text:c="3"/>00:18:56 <text:s text:c="7"/>a.out</text:p>
      <text:p text:style-name="P98"><text:span text:style-name="T400">- <text:s text:c="3"/>22529 - <text:s text:c="4"/>00:00:00 -</text:span></text:p>
      <text:p text:style-name="P98"><text:span text:style-name="T400">- <text:s text:c="3"/>22530 - <text:s text:c="4"/>00:04:44 -</text:span></text:p>
      <text:p text:style-name="P98"><text:span text:style-name="T400">- <text:s text:c="3"/>22531 - <text:s text:c="4"/>00:04:44 -</text:span></text:p>
      <text:p text:style-name="P98"><text:span text:style-name="T400">- <text:s text:c="3"/>22532 - <text:s text:c="4"/>00:04:44 -</text:span></text:p>
      <text:p text:style-name="P98"><text:span text:style-name="T400">- <text:s text:c="3"/>22533 - <text:s text:c="4"/>00:04:44 -</text:span></text:p>
      <text:p text:style-name="P86"><text:soft-page-break/><text:span text:style-name="Source_20_Text"><text:span text:style-name="T444">Кластера лінукс також забезпечують </text:span></text:span><text:span text:style-name="Source_20_Text"><text:span text:style-name="T445">команду </text:span></text:span><text:span text:style-name="Source_20_Text"><text:span text:style-name="T443">top</text:span></text:span><text:span text:style-name="Source_20_Text"><text:span text:style-name="T446"> для нагяду за процесами на елементі кластера. Якщо використовувати флаг </text:span></text:span><text:span text:style-name="Source_20_Text"><text:span text:style-name="T443">-H</text:span></text:span><text:span text:style-name="Source_20_Text"><text:span text:style-name="T446">, потоки, які містяться у данному процесі.</text:span></text:span></text:p>
      <text:p text:style-name="P113"><text:span text:style-name="Source_20_Text"><text:span text:style-name="T52">1.6.2. Інструмент для аналізу ефективності</text:span></text:span></text:p>
      <text:p text:style-name="P87"><text:span text:style-name="Source_20_Text"><text:span text:style-name="T93">Є великиа кількість інструментів для аналізу ефективності, які можна використати з </text:span></text:span><text:span text:style-name="Source_20_Text"><text:span text:style-name="T96">OpenMP</text:span></text:span><text:span text:style-name="Source_20_Text"><text:span text:style-name="T93">. Приклади наведено нижче:</text:span></text:span></text:p>
      <text:p text:style-name="P87"><text:span text:style-name="Source_20_Text"><text:span text:style-name="T93">- </text:span></text:span><text:span text:style-name="Source_20_Text"><text:span text:style-name="T96">Open | SpeedShop</text:span></text:span></text:p>
      <text:p text:style-name="P87"><text:span text:style-name="Source_20_Text"><text:span text:style-name="T96">- TAU</text:span></text:span></text:p>
      <text:p text:style-name="P87"><text:span text:style-name="Source_20_Text"><text:span text:style-name="T96">- PAPI</text:span></text:span></text:p>
      <text:p text:style-name="P87"><text:span text:style-name="Source_20_Text"><text:span text:style-name="T96">- Intel Vtune Amplifier</text:span></text:span></text:p>
      <text:p text:style-name="P87"><text:span text:style-name="Source_20_Text"><text:span text:style-name="T96">- ThreadSpotter</text:span></text:span><text:span text:style-name="Source_20_Text"><text:span text:style-name="T22">[5]</text:span></text:span></text:p>
      <text:p text:style-name="P88"><text:span text:style-name="Source_20_Text"><text:span text:style-name="T22"/></text:span></text:p>
      <text:p text:style-name="P31"><text:span text:style-name="Source_20_Text"><text:span text:style-name="T53">Висновки:</text:span></text:span></text:p>
      <text:p text:style-name="P15"><text:span text:style-name="Source_20_Text"><text:span text:style-name="T37">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81">OpenMP</text:span></text:span><text:span text:style-name="Source_20_Text"><text:span text:style-name="T37">. Показано, що паралельність програм досягається за рахунок використання директив </text:span></text:span><text:span text:style-name="Source_20_Text"><text:span text:style-name="T81">#pragma omp</text:span></text:span><text:span text:style-name="Source_20_Text"><text:span text:style-name="T37">, що дозволяє компілювати код програми, який написан для паралельного виконаня, з компілятором, який не підтримує </text:span></text:span><text:span text:style-name="Source_20_Text"><text:span text:style-name="T81">OpenMP</text:span></text:span><text:span text:style-name="Source_20_Text"><text:span text:style-name="T37">, проте з утратою паралельності.</text:span></text:span></text:p>
      <text:p text:style-name="P15"><text:span text:style-name="Source_20_Text"><text:span text:style-name="T37">2. Розглянуто директиви </text:span></text:span><text:span text:style-name="Source_20_Text"><text:span text:style-name="T38">для розпаралелення циклів та директиви для балансування навантаження при цьому. Показано, що різні задачі потребують різних стратегій навантаження: статичної, динамочної або керованої.</text:span></text:span></text:p>
      <text:p text:style-name="P16"><text:span text:style-name="Source_20_Text"><text:span text:style-name="T38">3. Розглянуто типи змінних в залежності від їх поведінки у різних потоках. Показано, що зміна типу змінної за допомогою спеціальних директив може змістовно змінити роботу програми.</text:span></text:span></text:p>
      <text:p text:style-name="P16"><text:span text:style-name="Source_20_Text"><text:span text:style-name="T38">4. Проведено аналіз систем з спільною пам’яттю та розподіленою. Показано, що використання кожного типа на відповіному йому рівні краще за використання тільки одного типу пам’ятті.</text:span></text:span></text:p>
      <text:p text:style-name="P91"><text:soft-page-break/><text:span text:style-name="Source_20_Text"><text:span text:style-name="T23">5. Наведені приклади інструментів для роботи за паралельними програми. Показано, які засоби є можливи для аналізу роботи потоків. Наведено приклади використання цих інструментів.</text:span></text:span></text:p>
      <text:p text:style-name="P89"/>
      <text:h text:style-name="P72" text:outline-level="1"><text:bookmark-start text:name="__RefHeading___Toc2082_596635936"/>2. Основні результати та висновки<text:bookmark-end text:name="__RefHeading___Toc2082_596635936"/></text:h>
      <text:p text:style-name="P93"/>
      <text:h text:style-name="P72" text:outline-level="1"><text:bookmark-start text:name="__RefHeading___Toc2084_596635936"/>3. Перелік умовних позначень<text:bookmark-end text:name="__RefHeading___Toc2084_596635936"/></text:h>
      <text:p text:style-name="P9"><text:a xlink:type="simple" xlink:href="https://software.intel.com/ru-ru/blogs/2011/11/21/openmp-c" text:style-name="Internet_20_link" text:visited-style-name="Visited_20_Internet_20_Link"><text:span text:style-name="T427"/></text:a></text:p>
      <text:h text:style-name="P72" text:outline-level="1"><text:bookmark-start text:name="__RefHeading___Toc2086_596635936"/>4. Список використаних джерел<text:bookmark-end text:name="__RefHeading___Toc2086_596635936"/></text:h>
      <text:list xml:id="list2368976185538347713" text:style-name="L1">
        <text:list-item>
          <text:p text:style-name="P74"><text:span text:style-name="T452">Kos66, Введение в </text:span><text:span text:style-name="T424">OpenMP: параллельное программирование на C++ // Intel Developer Zone, 2011. </text:span><text:span text:style-name="T452">[Електорнний ресурс] — Режим доступу: </text:span><text:a xlink:type="simple" xlink:href="https://software.intel.com/ru-ru/blogs/2011/11/21/openmp-c" text:style-name="Internet_20_link" text:visited-style-name="Visited_20_Internet_20_Link"><text:span text:style-name="T453">https://software.intel.com/ru-ru/blogs/2011/11/21/openmp-c</text:span></text:a></text:p>
        </text:list-item>
        <text:list-item>
          <text:p text:style-name="P73"><text:span text:style-name="T452">Что такое OpenMP? // Лаборатория Паралельніх Информационних Технологий, НИВЦ МГУ. [Електорнний ресурс] — Режим доступу: https://parallel.ru/tech/tech_dev/openmp.html</text:span></text:p>
        </text:list-item>
        <text:list-item>
          <text:p text:style-name="P76"><text:span text:style-name="T454">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453">http://www.compunity.org/training/tutorials/openmp_Boston.pdf</text:span></text:a></text:p>
        </text:list-item>
        <text:list-item>
          <text:p text:style-name="P75"><text:span text:style-name="T454">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453">https://computing.llnl.gov/tutorials/openMP/</text:span></text:a></text:p>
        </text:list-item>
      </text:list>
      <text:p text:style-name="P100"/>
      <text:h text:style-name="P72" text:outline-level="1"><text:bookmark-start text:name="__RefHeading___Toc2088_596635936"/>Додатки<text:bookmark-end text:name="__RefHeading___Toc2088_596635936"/></text:h>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sans-serif"/>
    <style:font-face style:name="Lohit Devanagari1" svg:font-family="'Lohit Devanagari'"/>
    <style:font-face style:name="courier" svg:font-family="courier, serif"/>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902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3-12T12:15:47.406490601</dc:date>
    <meta:editing-duration>PT6H1M57S</meta:editing-duration>
    <meta:editing-cycles>12</meta:editing-cycles>
    <meta:document-statistic meta:table-count="2" meta:image-count="0" meta:object-count="0" meta:page-count="24" meta:paragraph-count="298" meta:word-count="3636" meta:character-count="28626" meta:non-whitespace-character-count="23706"/>
  </office:meta>
</office:document-meta>
</file>